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22cm"/>
    </style:style>
    <style:style style:name="co2" style:family="table-column">
      <style:table-column-properties fo:break-before="auto" style:column-width="14.873cm"/>
    </style:style>
    <style:style style:name="co3" style:family="table-column">
      <style:table-column-properties fo:break-before="auto" style:column-width="5.237cm"/>
    </style:style>
    <style:style style:name="co4" style:family="table-column">
      <style:table-column-properties fo:break-before="auto" style:column-width="16.129cm"/>
    </style:style>
    <style:style style:name="co5" style:family="table-column">
      <style:table-column-properties fo:break-before="auto" style:column-width="2.258cm"/>
    </style:style>
    <style:style style:name="co6" style:family="table-column">
      <style:table-column-properties fo:break-before="auto" style:column-width="12.658cm"/>
    </style:style>
    <style:style style:name="co7" style:family="table-column">
      <style:table-column-properties fo:break-before="auto" style:column-width="3.231cm"/>
    </style:style>
    <style:style style:name="co8" style:family="table-column">
      <style:table-column-properties fo:break-before="auto" style:column-width="23.911cm"/>
    </style:style>
    <style:style style:name="ro1" style:family="table-row">
      <style:table-row-properties style:row-height="0.462cm" fo:break-before="auto" style:use-optimal-row-height="true"/>
    </style:style>
    <style:style style:name="ro2" style:family="table-row">
      <style:table-row-properties style:row-height="6.537cm" fo:break-before="auto" style:use-optimal-row-height="true"/>
    </style:style>
    <style:style style:name="ro3" style:family="table-row">
      <style:table-row-properties style:row-height="2.487cm" fo:break-before="auto" style:use-optimal-row-height="true"/>
    </style:style>
    <style:style style:name="ro4" style:family="table-row">
      <style:table-row-properties style:row-height="4.108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1.677cm" fo:break-before="auto" style:use-optimal-row-height="true"/>
    </style:style>
    <style:style style:name="ro7" style:family="table-row">
      <style:table-row-properties style:row-height="1.272cm" fo:break-before="auto" style:use-optimal-row-height="true"/>
    </style:style>
    <style:style style:name="ro8" style:family="table-row">
      <style:table-row-properties style:row-height="2.893cm" fo:break-before="auto" style:use-optimal-row-height="true"/>
    </style:style>
    <style:style style:name="ro9" style:family="table-row">
      <style:table-row-properties style:row-height="5.322cm" fo:break-before="auto" style:use-optimal-row-height="true"/>
    </style:style>
    <style:style style:name="ro10" style:family="table-row">
      <style:table-row-properties style:row-height="15.448cm" fo:break-before="auto" style:use-optimal-row-height="true"/>
    </style:style>
    <style:style style:name="ro11" style:family="table-row">
      <style:table-row-properties style:row-height="7.347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1.632cm" fo:break-before="auto" style:use-optimal-row-height="true"/>
    </style:style>
    <style:style style:name="ro15" style:family="table-row">
      <style:table-row-properties style:row-height="5.976cm" fo:break-before="auto" style:use-optimal-row-height="true"/>
    </style:style>
    <style:style style:name="ro16" style:family="table-row">
      <style:table-row-properties style:row-height="5.727cm" fo:break-before="auto" style:use-optimal-row-height="true"/>
    </style:style>
    <style:style style:name="ro17" style:family="table-row">
      <style:table-row-properties style:row-height="9.529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4.9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style:text-position=""/>
    </style:style>
    <style:style style:name="ce10" style:family="table-cell" style:parent-style-name="Default">
      <style:table-cell-properties fo:wrap-option="wrap"/>
      <style:text-properties style:text-position=""/>
    </style:style>
    <style:style style:name="ce11" style:family="table-cell" style:parent-style-name="Default">
      <style:table-cell-properties fo:wrap-option="wrap"/>
      <style:text-properties style:text-position="" style:font-name="Liberation Sans" style:font-name-asian="Droid Sans Fallback" style:font-name-complex="FreeSans"/>
    </style:style>
    <style:style style:name="ce2" style:family="table-cell" style:parent-style-name="Default">
      <style:table-cell-properties fo:background-color="#00ff66"/>
      <style:text-properties style:text-position=""/>
    </style:style>
    <style:style style:name="ce3" style:family="table-cell" style:parent-style-name="Default">
      <style:table-cell-properties fo:background-color="#00ffff"/>
      <style:text-properties style:text-position=""/>
    </style:style>
    <style:style style:name="ce4" style:family="table-cell" style:parent-style-name="Default">
      <style:table-cell-properties fo:background-color="#ffffcc"/>
      <style:text-properties style:text-position=""/>
    </style:style>
    <style:style style:name="ce5" style:family="table-cell" style:parent-style-name="Default">
      <style:table-cell-properties fo:background-color="#00cc00"/>
      <style:text-properties style:text-position=""/>
    </style:style>
    <style:style style:name="ce6" style:family="table-cell" style:parent-style-name="Default">
      <style:table-cell-properties fo:background-color="#ff9900"/>
      <style:text-properties style:text-position=""/>
    </style:style>
    <style:style style:name="ce7" style:family="table-cell" style:parent-style-name="Default">
      <style:table-cell-properties fo:background-color="#729fcf"/>
      <style:text-properties style:text-position=""/>
    </style:style>
    <style:style style:name="ce8" style:family="table-cell" style:parent-style-name="Default">
      <style:text-properties style:text-position="" style:font-name="Liberation Sans" style:font-name-asian="Droid Sans Fallback" style:font-name-complex="FreeSans"/>
    </style:style>
    <style:style style:name="ce9" style:family="table-cell" style:parent-style-name="Default">
      <style:table-cell-properties fo:background-color="#ffff00"/>
      <style:text-properties style:text-position=""/>
    </style:style>
    <style:style style:name="ce14" style:family="table-cell" style:parent-style-name="Default">
      <style:table-cell-properties fo:background-color="#ccccff"/>
    </style:style>
    <style:style style:name="ce15" style:family="table-cell" style:parent-style-name="Default">
      <style:table-cell-properties fo:background-color="#00ff66"/>
    </style:style>
    <style:style style:name="ce16" style:family="table-cell" style:parent-style-name="Default">
      <style:table-cell-properties fo:background-color="#00ffff"/>
    </style:style>
    <style:style style:name="ce17" style:family="table-cell" style:parent-style-name="Default">
      <style:table-cell-properties fo:background-color="#ffffcc"/>
    </style:style>
    <style:style style:name="ce18" style:family="table-cell" style:parent-style-name="Default">
      <style:table-cell-properties fo:background-color="#00cc00"/>
    </style:style>
    <style:style style:name="ce19" style:family="table-cell" style:parent-style-name="Default">
      <style:table-cell-properties fo:background-color="#ff9900"/>
    </style:style>
    <style:style style:name="ce20" style:family="table-cell" style:parent-style-name="Default">
      <style:table-cell-properties fo:background-color="#729fcf"/>
    </style:style>
    <style:style style:name="ce21" style:family="table-cell" style:parent-style-name="Default">
      <style:text-properties style:font-name="Liberation Sans" style:font-name-asian="Droid Sans Fallback" style:font-name-complex="FreeSans"/>
    </style:style>
    <style:style style:name="ce22" style:family="table-cell" style:parent-style-name="Default">
      <style:table-cell-properties fo:background-color="#ffff00"/>
    </style:style>
    <style:style style:name="ce23" style:family="table-cell" style:parent-style-name="Default">
      <style:table-cell-properties fo:wrap-option="wrap"/>
    </style:style>
    <style:style style:name="ce24" style:family="table-cell" style:parent-style-name="Default">
      <style:table-cell-properties fo:wrap-option="wrap"/>
      <style:text-properties style:font-name="Liberation Sans" style:font-name-asian="Droid Sans Fallback" style:font-name-complex="FreeSans"/>
    </style:style>
    <style:style style:name="ce25" style:family="table-cell" style:parent-style-name="Default">
      <style:table-cell-properties fo:background-color="#99ffcc"/>
    </style:style>
    <style:style style:name="ce26" style:family="table-cell" style:parent-style-name="Default">
      <style:table-cell-properties fo:background-color="transparent"/>
    </style:style>
    <style:style style:name="ce27" style:family="table-cell" style:parent-style-name="Default">
      <style:table-cell-properties fo:background-color="#66cc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1" style:family="text">
      <style:text-properties style:font-name-asian="Droid Sans Fallback"/>
    </style:style>
    <style:style style:name="T5" style:family="text">
      <style:text-properties style:font-name-asian="Droid Sans Fallback"/>
    </style:style>
  </office:automatic-styles>
  <office:body>
    <office:spreadsheet>
      <table:table table:name="Jan. 2017" table:style-name="ta1">
        <table:table-column table:style-name="co1" table:default-cell-style-name="Default"/>
        <table:table-column table:style-name="co2" table:default-cell-style-name="Default"/>
        <table:table-column table:style-name="co3" table:default-cell-style-name="ce10"/>
        <table:table-column table:style-name="co4" table:default-cell-style-name="ce10"/>
        <table:table-row table:style-name="ro1">
          <table:table-cell office:value-type="string" calcext:value-type="string">
            <text:p>Date</text:p>
          </table:table-cell>
          <table:table-cell office:value-type="string" calcext:value-type="string">
            <text:p>Titre</text:p>
          </table:table-cell>
          <table:table-cell office:value-type="string" calcext:value-type="string">
            <text:p>Adresse</text:p>
          </table:table-cell>
          <table:table-cell table:style-name="Default" office:value-type="string" calcext:value-type="string">
            <text:p>Commentaire/Extrait</text:p>
          </table:table-cell>
        </table:table-row>
        <table:table-row table:style-name="ro2">
          <table:table-cell table:style-name="ce1" office:value-type="string" calcext:value-type="string">
            <text:p>3-Jan-2017</text:p>
          </table:table-cell>
          <table:table-cell office:value-type="string" calcext:value-type="string">
            <text:p>Présentation INF-IGAI (Informatique Graphique et Analyse d'images)</text:p>
          </table:table-cell>
          <table:table-cell office:value-type="string" calcext:value-type="string">
            <text:p><text:a xlink:href="http://m2im.deptinfo.fr/" xlink:type="simple">http://m2im.deptinfo.fr/</text:a></text:p>
          </table:table-cell>
          <table:table-cell office:value-type="string" calcext:value-type="string">
            <text:p><text:span text:style-name="T2">Intro :</text:span></text:p>
            <text:p>Dans le domaine de la production audiovisuelle, que ce soit pour le cinema ou pour l’illustration technique de documentation, la création d’une image repose sur l’exploitation d’un très grand nombre de données géométriques, physique et perceptuelles. Le parcours « Informatique Graphique et Analyse d’Images » se situe au coeur de cette problématique d’acquisition, de représentation et d’exploitation de données liées à l’image numérique et propose une formation scientifique orientée vers les métiers de l’informatique liés à l’image numérique.</text:p>
            <text:p/>
            <text:p><text:span text:style-name="T2">Compétences :</text:span></text:p>
            <text:p>-être capable de mener un projet informatique de moyenne ou grande taille.</text:p>
            <text:p>-être capable de développer en autonomie en C/C++ et de s’auto-former au autres langages.</text:p>
            <text:p>-être capable de développer selon différentes approches de programmation parallèle.</text:p>
            <text:p>-être capable de comprendre et de développer les modèles et technologies de l’informatique graphique</text:p>
            <text:p>-être capable de comprendre les publications scientifiques dans le domaine de l’image numérique et d’en reproduire une implémentation raisonnable</text:p>
          </table:table-cell>
        </table:table-row>
        <table:table-row table:style-name="ro3">
          <table:table-cell table:style-name="ce1" office:value-type="string" calcext:value-type="string">
            <text:p>3-Jan-2017</text:p>
          </table:table-cell>
          <table:table-cell office:value-type="string" calcext:value-type="string">
            <text:p>Présentation IRIT</text:p>
          </table:table-cell>
          <table:table-cell office:value-type="string" calcext:value-type="string">
            <text:p><text:a xlink:href="http://www.digitalplace.fr/index.php/fr/ressources/annuaire-adherents/item/irit" xlink:type="simple">http://www.digitalplace.fr/index.php/fr/ressources/annuaire-adherents/item/irit</text:a></text:p>
          </table:table-cell>
          <table:table-cell office:value-type="string" calcext:value-type="string">
            <text:p>L’Institut de Recherche en Informatique de Toulouse (IRIT) représente un des plus forts potentiels de la recherche en informatique en France avec un effectif global de 600 personnes. L'IRIT couvre sept thèmes de recherche : Analyse et synthese de l’information, Indexation et recherche d’informations, Interaction-autonomie-dialogue et coopération, Raisonnement et décision, modélisation-algorithmes et calcul haute performance, Architecture-systèmes et réseaux, Sûreté de développement du logiciel</text:p>
          </table:table-cell>
        </table:table-row>
        <table:table-row table:style-name="ro4">
          <table:table-cell table:style-name="ce1" office:value-type="string" calcext:value-type="string">
            <text:p>3-Jan-2017</text:p>
          </table:table-cell>
          <table:table-cell office:value-type="string" calcext:value-type="string">
            <text:p>GIT rapido tuto</text:p>
          </table:table-cell>
          <table:table-cell office:value-type="string" calcext:value-type="string">
            <text:p><text:a xlink:href="http://rogerdudler.github.io/git-guide/index.fr.html" xlink:type="simple">http://rogerdudler.github.io/git-guide/index.fr.html</text:a></text:p>
          </table:table-cell>
          <table:table-cell office:value-type="string" calcext:value-type="string">
            <text:p>créer un nouveau dépôt : <text:span text:style-name="T3">git init</text:span></text:p>
            <text:p/>
            <text:p>Cloner un dépôt <text:span text:style-name="T3">: git clone /path/to/repository </text:span></text:p>
            <text:p>ou pour un serveur distant : <text:span text:style-name="T3">git clone </text:span><text:span text:style-name="T3"><text:a xlink:href="mailto:username@host" xlink:type="simple">username@host</text:a></text:span><text:span text:style-name="T3">:/path/to/repository</text:span></text:p>
            <text:p/>
            <text:p>ajouter &amp; valider : <text:span text:style-name="T3">git add &lt;filename&gt; </text:span></text:p>
            <text:p><text:span text:style-name="T3">git add *</text:span></text:p>
            <text:p>Pour valider ces changements, utilisez : <text:span text:style-name="T3">git commit -m "Message de validation"</text:span></text:p>
            <text:p/>
            <text:p>envoyer des changements : <text:span text:style-name="T3">git push origin master</text:span></text:p>
          </table:table-cell>
        </table:table-row>
        <table:table-row table:style-name="ro1">
          <table:table-cell table:style-name="ce1" office:value-type="string" calcext:value-type="string">
            <text:p>3-Jan-2017</text:p>
          </table:table-cell>
          <table:table-cell office:value-type="string" calcext:value-type="string">
            <text:p>Guided Ecological Simulation for Artistic Editing of Plant Distributions in Natural Scenes</text:p>
          </table:table-cell>
          <table:table-cell office:value-type="string" calcext:value-type="string">
            <text:p><text:a xlink:href="http://jcgt.org/published/0004/04/02/" xlink:type="simple">http://jcgt.org/published/0004/04/02/</text:a></text:p>
          </table:table-cell>
          <table:table-cell/>
        </table:table-row>
        <table:table-row table:style-name="ro1">
          <table:table-cell table:style-name="ce1" office:value-type="string" calcext:value-type="string">
            <text:p>3-Jan-2017</text:p>
          </table:table-cell>
          <table:table-cell office:value-type="string" calcext:value-type="string">
            <text:p>Disney research – The science behind the magic (list of projects)</text:p>
          </table:table-cell>
          <table:table-cell office:value-type="string" calcext:value-type="string">
            <text:p><text:a xlink:href="https://www.disneyresearch.com/research-areas/computer-graphics/" xlink:type="simple">https://www.disneyresearch.com/research-areas/computer-graphics/</text:a></text:p>
          </table:table-cell>
          <table:table-cell/>
        </table:table-row>
        <table:table-row table:style-name="ro1">
          <table:table-cell table:style-name="ce1" office:value-type="string" calcext:value-type="string">
            <text:p>3-Jan-2017</text:p>
          </table:table-cell>
          <table:table-cell office:value-type="string" calcext:value-type="string">
            <text:p>The origin of serious games (JPJ)</text:p>
          </table:table-cell>
          <table:table-cell office:value-type="string" calcext:value-type="string">
            <text:p><text:a xlink:href="http://www.ludoscience.com/files/ressources/origins_of_serious_games.pdf" xlink:type="simple">http://www.ludoscience.com/files/ressources/origins_of_serious_games.pdf</text:a></text:p>
          </table:table-cell>
          <table:table-cell/>
        </table:table-row>
        <table:table-row table:style-name="ro5">
          <table:table-cell table:style-name="ce1" office:value-type="string" calcext:value-type="string">
            <text:p>3-Jan-2017</text:p>
          </table:table-cell>
          <table:table-cell office:value-type="string" calcext:value-type="string">
            <text:p>10 Conseils pratiques pour écrire en anglais sur son blog </text:p>
          </table:table-cell>
          <table:table-cell office:value-type="string" calcext:value-type="string">
            <text:p>http://www.presse-citron.net/10-conseils-pratiques-pour-ecrire-en-anglais-sur-son-blog/</text:p>
          </table:table-cell>
          <table:table-cell/>
        </table:table-row>
        <table:table-row table:style-name="ro1">
          <table:table-cell table:style-name="ce1" office:value-type="string" calcext:value-type="string">
            <text:p>3-Jan-2017</text:p>
          </table:table-cell>
          <table:table-cell office:value-type="string" calcext:value-type="string">
            <text:p>A CHECKLIST OF COMMON MISTAKES</text:p>
          </table:table-cell>
          <table:table-cell office:value-type="string" calcext:value-type="string">
            <text:p><text:a xlink:href="http://www2.ulg.ac.be/facphl/uer/d-german/remed/check.htm" xlink:type="simple">http://www2.ulg.ac.be/facphl/uer/d-german/remed/check.htm</text:a></text:p>
          </table:table-cell>
          <table:table-cell/>
        </table:table-row>
        <table:table-row table:style-name="ro1">
          <table:table-cell table:style-name="ce1" office:value-type="string" calcext:value-type="string">
            <text:p>3-Jan-2017</text:p>
          </table:table-cell>
          <table:table-cell office:value-type="string" calcext:value-type="string">
            <text:p>Franklin's grammar cheat sheet</text:p>
          </table:table-cell>
          <table:table-cell office:value-type="string" calcext:value-type="string">
            <text:p>https://www.xeromag.com/cheat.html</text:p>
          </table:table-cell>
          <table:table-cell/>
        </table:table-row>
        <table:table-row table:style-name="ro1">
          <table:table-cell table:style-name="ce1" office:value-type="string" calcext:value-type="string">
            <text:p>3-Jan-2017</text:p>
          </table:table-cell>
          <table:table-cell office:value-type="string" calcext:value-type="string">
            <text:p>Graphics Programming Tips (The little Grasshopper)</text:p>
          </table:table-cell>
          <table:table-cell office:value-type="string" calcext:value-type="string">
            <text:p>http://prideout.net/blog/?cat=3</text:p>
          </table:table-cell>
          <table:table-cell/>
        </table:table-row>
        <table:table-row table:style-name="ro1">
          <table:table-cell table:style-name="ce1" office:value-type="string" calcext:value-type="string">
            <text:p>3-Jan-2017</text:p>
          </table:table-cell>
          <table:table-cell office:value-type="string" calcext:value-type="string">
            <text:p>Anton's OpenGL 4 Tutorials</text:p>
          </table:table-cell>
          <table:table-cell office:value-type="string" calcext:value-type="string">
            <text:p>https://capnramses.github.io/opengl/</text:p>
          </table:table-cell>
          <table:table-cell/>
        </table:table-row>
        <table:table-row table:style-name="ro5">
          <table:table-cell table:style-name="ce1" office:value-type="string" calcext:value-type="string">
            <text:p>3-Jan-2017</text:p>
          </table:table-cell>
          <table:table-cell office:value-type="string" calcext:value-type="string">
            <text:p>Fetra + Tiji + Sedera</text:p>
          </table:table-cell>
          <table:table-cell office:value-type="string" calcext:value-type="string">
            <text:p>http://web3lance.com/portfolio.html</text:p>
          </table:table-cell>
          <table:table-cell/>
        </table:table-row>
        <table:table-row table:style-name="ro5">
          <table:table-cell table:style-name="ce1" office:value-type="string" calcext:value-type="string">
            <text:p>3-Jan-2017</text:p>
          </table:table-cell>
          <table:table-cell office:value-type="string" calcext:value-type="string">
            <text:p>google c++ tuto</text:p>
          </table:table-cell>
          <table:table-cell office:value-type="string" calcext:value-type="string">
            <text:p>https://developers.google.com/edu/c++/</text:p>
          </table:table-cell>
          <table:table-cell/>
        </table:table-row>
        <table:table-row table:style-name="ro1">
          <table:table-cell table:style-name="ce1" office:value-type="string" calcext:value-type="string">
            <text:p>3-Jan-2017</text:p>
          </table:table-cell>
          <table:table-cell office:value-type="string" calcext:value-type="string">
            <text:p>google c++ <text:s/>tuto</text:p>
          </table:table-cell>
          <table:table-cell table:style-name="ce11" office:value-type="string" calcext:value-type="string">
            <text:p><text:span text:style-name="T1"><text:a xlink:href="https://developers.google.com/edu/c++/getting-started" xlink:type="simple">https://developers.google.com/edu/c++/getting-started</text:a></text:span></text:p>
          </table:table-cell>
          <table:table-cell/>
        </table:table-row>
        <table:table-row table:style-name="ro5">
          <table:table-cell office:value-type="string" calcext:value-type="string">
            <text:p>5-Jan-2017</text:p>
          </table:table-cell>
          <table:table-cell office:value-type="string" calcext:value-type="string">
            <text:p>c++ Clang format code</text:p>
          </table:table-cell>
          <table:table-cell office:value-type="string" calcext:value-type="string">
            <text:p>http://clang.llvm.org/docs/ClangFormatStyleOptions.html</text:p>
          </table:table-cell>
          <table:table-cell/>
        </table:table-row>
        <table:table-row table:style-name="ro5">
          <table:table-cell office:value-type="string" calcext:value-type="string">
            <text:p>5-Jan-2017</text:p>
          </table:table-cell>
          <table:table-cell office:value-type="string" calcext:value-type="string">
            <text:p>Google C++ Style Guide</text:p>
          </table:table-cell>
          <table:table-cell office:value-type="string" calcext:value-type="string">
            <text:p>https://google.github.io/styleguide/cppguide.html</text:p>
          </table:table-cell>
          <table:table-cell/>
        </table:table-row>
        <table:table-row table:style-name="ro6">
          <table:table-cell office:value-type="string" calcext:value-type="string">
            <text:p>5-Jan-2017</text:p>
          </table:table-cell>
          <table:table-cell office:value-type="string" calcext:value-type="string">
            <text:p>Mozilla Coding style</text:p>
          </table:table-cell>
          <table:table-cell office:value-type="string" calcext:value-type="string">
            <text:p>https://developer.mozilla.org/en-US/docs/Mozilla/Developer_guide/Coding_Style</text:p>
          </table:table-cell>
          <table:table-cell/>
        </table:table-row>
        <table:table-row table:style-name="ro7">
          <table:table-cell office:value-type="string" calcext:value-type="string">
            <text:p>5-Jan-2017</text:p>
          </table:table-cell>
          <table:table-cell office:value-type="string" calcext:value-type="string">
            <text:p>Latest English at University – BBC Learning english</text:p>
          </table:table-cell>
          <table:table-cell office:value-type="string" calcext:value-type="string">
            <text:p>http://www.bbc.co.uk/learningenglish/english/features/english-at-university/ep-160921</text:p>
          </table:table-cell>
          <table:table-cell/>
        </table:table-row>
        <table:table-row table:style-name="ro1">
          <table:table-cell office:value-type="string" calcext:value-type="string">
            <text:p>5-Jan-2017</text:p>
          </table:table-cell>
          <table:table-cell office:value-type="string" calcext:value-type="string">
            <text:p>GPU Gems –- Chapter 38. Fast Fluid Dynamics Simulation on the GPU</text:p>
          </table:table-cell>
          <table:table-cell office:value-type="string" calcext:value-type="string">
            <text:p><text:a xlink:href="http://http.developer.nvidia.com/GPUGems/gpugems_ch38.html" xlink:type="simple">http://http.developer.nvidia.com/GPUGems/gpugems_ch38.html</text:a></text:p>
          </table:table-cell>
          <table:table-cell/>
        </table:table-row>
        <table:table-row table:style-name="ro7">
          <table:table-cell office:value-type="string" calcext:value-type="string">
            <text:p>5-Jan-2017</text:p>
          </table:table-cell>
          <table:table-cell office:value-type="string" calcext:value-type="string">
            <text:p>Bridson – Curly noise</text:p>
          </table:table-cell>
          <table:table-cell office:value-type="string" calcext:value-type="string">
            <text:p>http://www.cs.ubc.ca/~rbridson/docs/bridson-siggraph2007-curlnoise.pdf</text:p>
          </table:table-cell>
          <table:table-cell/>
        </table:table-row>
        <table:table-row table:style-name="ro1">
          <table:table-cell office:value-type="string" calcext:value-type="string">
            <text:p>5-Jan-2017</text:p>
          </table:table-cell>
          <table:table-cell office:value-type="string" calcext:value-type="string">
            <text:p><text:s/>Setting up to compile C++ on Linux/Unix </text:p>
          </table:table-cell>
          <table:table-cell office:value-type="string" calcext:value-type="string">
            <text:p><text:a xlink:href="http://arachnoid.com/cpptutor/setup_unix.html" xlink:type="simple">http://arachnoid.com/cpptutor/setup_unix.html</text:a></text:p>
          </table:table-cell>
          <table:table-cell/>
        </table:table-row>
        <table:table-row table:style-name="ro3">
          <table:table-cell office:value-type="string" calcext:value-type="string">
            <text:p>5-Jan-2017</text:p>
          </table:table-cell>
          <table:table-cell office:value-type="string" calcext:value-type="string">
            <text:p>How to make a file (e.g. a .sh script) executable, so it can be run from terminal</text:p>
          </table:table-cell>
          <table:table-cell office:value-type="string" calcext:value-type="string">
            <text:p>http://askubuntu.com/questions/229589/how-to-make-a-file-e-g-a-sh-script-executable-so-it-can-be-run-from-termina</text:p>
          </table:table-cell>
          <table:table-cell office:value-type="string" calcext:value-type="string">
            <text:p>chmod +x filename.sh</text:p>
            <text:p>./filename.sh</text:p>
            <text:p>gedit .bashrc</text:p>
            <text:p>alias &lt;Name_with which you wanna call it &gt;='./filename.sh'</text:p>
            <text:p>source ~/.bashrc</text:p>
            <text:p>or-----  alias &lt;Name_with which you wanna call it &gt;='./&lt;path to your script &gt;.sh'</text:p>
          </table:table-cell>
        </table:table-row>
        <table:table-row table:style-name="ro5">
          <table:table-cell office:value-type="string" calcext:value-type="string">
            <text:p>5-Jan-2017</text:p>
          </table:table-cell>
          <table:table-cell office:value-type="string" calcext:value-type="string">
            <text:p>function std::left</text:p>
          </table:table-cell>
          <table:table-cell office:value-type="string" calcext:value-type="string">
            <text:p>http://www.cplusplus.com/reference/ios/left/</text:p>
          </table:table-cell>
          <table:table-cell/>
        </table:table-row>
        <table:table-row table:style-name="ro8">
          <table:table-cell/>
          <table:table-cell office:value-type="string" calcext:value-type="string">
            <text:p>function cin.clear() and cin.ignore()</text:p>
          </table:table-cell>
          <table:table-cell office:value-type="string" calcext:value-type="string">
            <text:p><text:a xlink:href="http://www.cplusplus.com/forum/beginner/23955/" xlink:type="simple">http://www.cplusplus.com/forum/beginner/23955/</text:a></text:p>
          </table:table-cell>
          <table:table-cell office:value-type="string" calcext:value-type="string">
            <text:p>cin.clear() does not empty the buffer, it restets any error flags on the stream.</text:p>
            <text:p>http://www.cplusplus.com/reference/iostream/ios/clear/</text:p>
            <text:p/>
            <text:p>use cin.ignore() to extract and discard data from the stream</text:p>
            <text:p><text:a xlink:href="http://www.cplusplus.com/reference/iostream/istream/ignore/" xlink:type="simple">http://www.cplusplus.com/reference/iostream/istream/ignore/</text:a></text:p>
            <text:p>or read Using cin to get user input.</text:p>
            <text:p>http://www.cplusplus.com/forum/articles/6046/ </text:p>
          </table:table-cell>
        </table:table-row>
        <table:table-row table:style-name="ro1">
          <table:table-cell table:style-name="ce2" office:value-type="string" calcext:value-type="string">
            <text:p>6-Jan-2017</text:p>
          </table:table-cell>
          <table:table-cell office:value-type="string" calcext:value-type="string">
            <text:p>use of FlowframTk to draw with Latex</text:p>
          </table:table-cell>
          <table:table-cell office:value-type="string" calcext:value-type="string">
            <text:p><text:a xlink:href="http://www.dickimaw-books.com/software/flowframtk/manual/toastexample.shtml" xlink:type="simple">http://www.dickimaw-books.com/software/flowframtk/manual/toastexample.shtml</text:a></text:p>
          </table:table-cell>
          <table:table-cell/>
        </table:table-row>
        <table:table-row table:style-name="ro1">
          <table:table-cell table:style-name="ce2" office:value-type="string" calcext:value-type="string">
            <text:p>6-Jan-2017</text:p>
          </table:table-cell>
          <table:table-cell office:value-type="string" calcext:value-type="string">
            <text:p>Git Community book</text:p>
          </table:table-cell>
          <table:table-cell office:value-type="string" calcext:value-type="string">
            <text:p>https://git-scm.com/book/en/v2</text:p>
          </table:table-cell>
          <table:table-cell office:value-type="string" calcext:value-type="string">
            <text:p>email conf <text:s/>interesting</text:p>
          </table:table-cell>
        </table:table-row>
        <table:table-row table:style-name="ro1">
          <table:table-cell office:value-type="string" calcext:value-type="string">
            <text:p>9-Jan-2017</text:p>
          </table:table-cell>
          <table:table-cell office:value-type="string" calcext:value-type="string">
            <text:p>Environnement urbain : mesure, perception et modélisation de scènes sonores complexes</text:p>
          </table:table-cell>
          <table:table-cell office:value-type="string" calcext:value-type="string">
            <text:p><text:a xlink:href="http://medias.ircam.fr/x56fe3f" xlink:type="simple">http://medias.ircam.fr/x56fe3f</text:a></text:p>
          </table:table-cell>
          <table:table-cell/>
        </table:table-row>
        <table:table-row table:style-name="ro1">
          <table:table-cell office:value-type="string" calcext:value-type="string">
            <text:p>9-Jan-2017</text:p>
          </table:table-cell>
          <table:table-cell office:value-type="string" calcext:value-type="string">
            <text:p>Modeling 3D urban spaces using procedural and simulation-based techniques</text:p>
          </table:table-cell>
          <table:table-cell office:value-type="string" calcext:value-type="string">
            <text:p><text:a xlink:href="https://asu.pure.elsevier.com/en/publications/modeling-3d-urban-spaces-using-procedural-and-simulation-based-te" xlink:type="simple">https://asu.pure.elsevier.com/en/publications/modeling-3d-urban-spaces-using-procedural-and-simulation-based-te</text:a></text:p>
          </table:table-cell>
          <table:table-cell/>
        </table:table-row>
        <table:table-row table:style-name="ro7">
          <table:table-cell office:value-type="string" calcext:value-type="string">
            <text:p>9-Jan-2017</text:p>
          </table:table-cell>
          <table:table-cell office:value-type="string" calcext:value-type="string">
            <text:p>Modèle numérique de terrain</text:p>
          </table:table-cell>
          <table:table-cell office:value-type="string" calcext:value-type="string">
            <text:p>https://fr.wikipedia.org/wiki/Mod%C3%A8le_num%C3%A9rique_de_terrain</text:p>
          </table:table-cell>
          <table:table-cell/>
        </table:table-row>
        <table:table-row table:style-name="ro1">
          <table:table-cell office:value-type="string" calcext:value-type="string">
            <text:p>9-Jan-2017</text:p>
          </table:table-cell>
          <table:table-cell office:value-type="string" calcext:value-type="string">
            <text:p>Simulation thermique dynamique</text:p>
          </table:table-cell>
          <table:table-cell office:value-type="string" calcext:value-type="string">
            <text:p><text:a xlink:href="https://fr.wikipedia.org/wiki/Simulation_thermique_dynamique" xlink:type="simple">https://fr.wikipedia.org/wiki/Simulation_thermique_dynamique</text:a></text:p>
          </table:table-cell>
          <table:table-cell/>
        </table:table-row>
        <table:table-row table:style-name="ro1">
          <table:table-cell office:value-type="string" calcext:value-type="string">
            <text:p>9-Jan-2017</text:p>
          </table:table-cell>
          <table:table-cell office:value-type="string" calcext:value-type="string">
            <text:p>Virtual reality in the classroom</text:p>
          </table:table-cell>
          <table:table-cell office:value-type="string" calcext:value-type="string">
            <text:p><text:a xlink:href="http://www.vrs.org.uk/virtual-reality-education/in-the-classroom.html" xlink:type="simple">http://www.vrs.org.uk/virtual-reality-education/in-the-classroom.html</text:a></text:p>
          </table:table-cell>
          <table:table-cell/>
        </table:table-row>
        <table:table-row table:style-name="ro1">
          <table:table-cell office:value-type="string" calcext:value-type="string">
            <text:p>9-Jan-2017</text:p>
          </table:table-cell>
          <table:table-cell office:value-type="string" calcext:value-type="string">
            <text:p>Ville intelligente et mobilité : vers un environnement et une société plus durable</text:p>
          </table:table-cell>
          <table:table-cell office:value-type="string" calcext:value-type="string">
            <text:p><text:a xlink:href="https://www.inria.fr/centre/paris/innovation/rii-smart-city-mobility-innovations/presentation" xlink:type="simple">https://www.inria.fr/centre/paris/innovation/rii-smart-city-mobility-innovations/presentation</text:a></text:p>
          </table:table-cell>
          <table:table-cell/>
        </table:table-row>
        <table:table-row table:style-name="ro1">
          <table:table-cell office:value-type="string" calcext:value-type="string">
            <text:p>9-Jan-2017</text:p>
          </table:table-cell>
          <table:table-cell office:value-type="string" calcext:value-type="string">
            <text:p>Ville intelligente et mobilité : Démo</text:p>
          </table:table-cell>
          <table:table-cell office:value-type="string" calcext:value-type="string">
            <text:p><text:a xlink:href="https://www.inria.fr/centre/paris/innovation/rii-smart-city-mobility-innovations/equipes-de-recherche" xlink:type="simple">https://www.inria.fr/centre/paris/innovation/rii-smart-city-mobility-innovations/equipes-de-recherche</text:a></text:p>
          </table:table-cell>
          <table:table-cell/>
        </table:table-row>
        <table:table-row table:style-name="ro7">
          <table:table-cell office:value-type="string" calcext:value-type="string">
            <text:p>9-Jan-2017</text:p>
          </table:table-cell>
          <table:table-cell office:value-type="string" calcext:value-type="string">
            <text:p>Virtual Reality in Edutainment:  A State of the Art Report (current state of Virtual</text:p>
            <text:p>and Augmented Reality Environments used in educa-</text:p>
            <text:p>tion as well as entertainmen)</text:p>
          </table:table-cell>
          <table:table-cell office:value-type="string" calcext:value-type="string">
            <text:p><text:a xlink:href="http://citeseerx.ist.psu.edu/viewdoc/download?doi=10.1.1.83.8428&amp;rep=rep1&amp;type=pdf" xlink:type="simple">http://citeseerx.ist.psu.edu/viewdoc/download?doi=10.1.1.83.8428&amp;rep=rep1&amp;type=pdf</text:a></text:p>
          </table:table-cell>
          <table:table-cell/>
        </table:table-row>
        <table:table-row table:style-name="ro6">
          <table:table-cell table:style-name="ce3" office:value-type="string" calcext:value-type="string">
            <text:p>10-Jan-2017</text:p>
          </table:table-cell>
          <table:table-cell office:value-type="string" calcext:value-type="string">
            <text:p>4 Lessons Pixar Films Can Teach Us About Architecture </text:p>
          </table:table-cell>
          <table:table-cell office:value-type="string" calcext:value-type="string">
            <text:p><text:a xlink:href="http://www.archdaily.com/771987/4-lessons-pixar-films-can-teach-us-about-architecture" xlink:type="simple">http://www.archdaily.com/771987/4-lessons-pixar-films-can-teach-us-about-architecture</text:a></text:p>
          </table:table-cell>
          <table:table-cell office:value-type="string" calcext:value-type="string">
            <text:p>1. Accessibility</text:p>
            <text:p>2. Sustainability and Relationship to Nature</text:p>
            <text:p>3. Reflection of Self</text:p>
            <text:p>4. Joy</text:p>
          </table:table-cell>
        </table:table-row>
        <table:table-row table:style-name="ro1">
          <table:table-cell table:style-name="ce3" office:value-type="string" calcext:value-type="string">
            <text:p>10-Jan-2017</text:p>
          </table:table-cell>
          <table:table-cell office:value-type="string" calcext:value-type="string">
            <text:p>Village of Great Neck Plaza, NY--3D Urban Simulation</text:p>
          </table:table-cell>
          <table:table-cell office:value-type="string" calcext:value-type="string">
            <text:p><text:a xlink:href="http://www.simcenter.org/featured-projects/2011/9/22/village-of-great-neck-plaza-ny-3d-urban-simulation.html?printerFriendly=true" xlink:type="simple">http://www.simcenter.org/featured-projects/2011/9/22/village-of-great-neck-plaza-ny-3d-urban-simulation.html?printerFriendly=true</text:a></text:p>
          </table:table-cell>
          <table:table-cell/>
        </table:table-row>
        <table:table-row table:style-name="ro1">
          <table:table-cell table:style-name="ce3" office:value-type="string" calcext:value-type="string">
            <text:p>10-Jan-2017</text:p>
          </table:table-cell>
          <table:table-cell office:value-type="string" calcext:value-type="string">
            <text:p>Urban Simulations (créating publicity)</text:p>
          </table:table-cell>
          <table:table-cell office:value-type="string" calcext:value-type="string">
            <text:p><text:a xlink:href="http://www.urbansimulations.com/" xlink:type="simple">http://www.urbansimulations.com/</text:a></text:p>
          </table:table-cell>
          <table:table-cell/>
        </table:table-row>
        <table:table-row table:style-name="ro9">
          <table:table-cell table:style-name="ce3" office:value-type="string" calcext:value-type="string">
            <text:p>10-Jan-2017</text:p>
          </table:table-cell>
          <table:table-cell office:value-type="string" calcext:value-type="string">
            <text:p>TerraUnity - TerraCity "Bibury Village" 3D Simulation </text:p>
          </table:table-cell>
          <table:table-cell office:value-type="string" calcext:value-type="string">
            <text:p><text:a xlink:href="https://www.youtube.com/watch?v=v8TTIpQk_w0" xlink:type="simple">https://www.youtube.com/watch?v=v8TTIpQk_w0</text:a></text:p>
          </table:table-cell>
          <table:table-cell office:value-type="string" calcext:value-type="string">
            <text:p>TerraCity: TerraCity can create complex cities with having full control over optimization, built-in LOD system and any kinds of editing right inside Unity 3D. You can have 4 types of buildings which are Towers, Apartments, Houses and Unique buildings. Each one of them are separated by Building Parts (Materials) of Facade, Roof, Window And Floor so that you can texture them with TerraCity's Texturizer component.</text:p>
            <text:p/>
            <text:p/>
            <text:p>TerraUnity products are a set of tools for simulating and visualizing any part of the earth using GIS data acquired by NASA and other geospatial data sources.</text:p>
            <text:p/>
            <text:p>- Terra Land</text:p>
            <text:p>- Terra Trees</text:p>
            <text:p>- Terra City</text:p>
          </table:table-cell>
        </table:table-row>
        <table:table-row table:style-name="ro1">
          <table:table-cell table:style-name="ce3" office:value-type="string" calcext:value-type="string">
            <text:p>10-Jan-2017</text:p>
          </table:table-cell>
          <table:table-cell office:value-type="string" calcext:value-type="string">
            <text:p>tout-à-l’égout</text:p>
          </table:table-cell>
          <table:table-cell office:value-type="string" calcext:value-type="string">
            <text:p><text:a xlink:href="https://fr.wiktionary.org/wiki/tout-à-l’égout" xlink:type="simple">https://fr.wiktionary.org/wiki/tout-%C3%A0-l%E2%80%99%C3%A9gout</text:a></text:p>
          </table:table-cell>
          <table:table-cell/>
        </table:table-row>
        <table:table-row table:style-name="ro1">
          <table:table-cell table:style-name="ce3" office:value-type="string" calcext:value-type="string">
            <text:p>10-Jan-2017</text:p>
          </table:table-cell>
          <table:table-cell office:value-type="string" calcext:value-type="string">
            <text:p>Égout</text:p>
          </table:table-cell>
          <table:table-cell office:value-type="string" calcext:value-type="string">
            <text:p><text:a xlink:href="https://fr.wikipedia.org/wiki/Égout" xlink:type="simple">https://fr.wikipedia.org/wiki/%C3%89gout</text:a></text:p>
          </table:table-cell>
          <table:table-cell/>
        </table:table-row>
        <table:table-row table:style-name="ro2">
          <table:table-cell table:style-name="ce3" office:value-type="string" calcext:value-type="string">
            <text:p>10-Jan-2017</text:p>
          </table:table-cell>
          <table:table-cell office:value-type="string" calcext:value-type="string">
            <text:p>lagazette de la grande ile (urbanisme tana) : </text:p>
            <text:p/>
            <text:p>Urbanisation d’Antananarivo: Des superlatifs à tirer la sonnette d’alarme ! </text:p>
          </table:table-cell>
          <table:table-cell office:value-type="string" calcext:value-type="string">
            <text:p><text:a xlink:href="http://www.lagazette-dgi.com/index.php?option=com_content&amp;view=article&amp;id=46782:urbanisation-d-antananarivo-des-superlatifs-a-tirer-la-sonnette-d-alarme&amp;catid=57&amp;Itemid=115" xlink:type="simple">http://www.lagazette-dgi.com/index.php?option=com_content&amp;view=article&amp;id=46782:urbanisation-d-antananarivo-des-superlatifs-a-tirer-la-sonnette-d-alarme&amp;catid=57&amp;Itemid=115</text:a></text:p>
          </table:table-cell>
          <table:table-cell office:value-type="string" calcext:value-type="string">
            <text:p>Idée du journalistes 'Fanjanarivo' :</text:p>
            <text:p>- des projets d’exode urbain (Soaniadanana au PK67 de la RN4)</text:p>
            <text:p>- à cause du faible revenu tiré des activités agricoles, l’insécurité rurale, la transformation progressive des zones de culture des communes périphériques en zones résidentielles</text:p>
            <text:p>- conditions d’appropriation du terrain</text:p>
            <text:p>- phénomène de bidonvilisation </text:p>
            <text:p>- squattérisation de propriétés privées, la construction et l’occupation anarchique du domaine public.</text:p>
            <text:p>- Observatoire du foncier</text:p>
            <text:p>- faible capacité d’absorption en termes de logement, d’emplois, d’infrastructures</text:p>
            <text:p>- ’inadaptabilité des plans d’urbanisme de la ville d’Antananarivo et ses périphéries</text:p>
            <text:p>-  l’emprise des routes, les voies ferrées, des cours d’eau, des canaux d’évacuation etc</text:p>
            <text:p>-  l’espace habité dans les bas quartiers est exigu et mesure tout au plus 10 m²</text:p>
            <text:p>- densité moyenne de la population au km²</text:p>
            <text:p>- la ville est saturée en matière de zones constructibles et habitables</text:p>
            <text:p>- si une épidémie mortelle gagne la capitale, sa propagation se fera à une vitesse incroyable</text:p>
          </table:table-cell>
        </table:table-row>
        <table:table-row table:style-name="ro7">
          <table:table-cell table:style-name="ce3" office:value-type="string" calcext:value-type="string">
            <text:p>10-Jan-2017</text:p>
          </table:table-cell>
          <table:table-cell office:value-type="string" calcext:value-type="string">
            <text:p>URBANISATION ET DEVELOPPEMENT: LES ENJEUX ET DEFIS MAJEURS DANS LES CAS</text:p>
            <text:p>DES VILLES D‟ANTANANARIVO ET MORAMANGA</text:p>
          </table:table-cell>
          <table:table-cell office:value-type="string" calcext:value-type="string">
            <text:p>http://theses.recherches.gov.mg/pdfs/andrianjafialiveloLovaH_ECO_M1_13.pdf</text:p>
          </table:table-cell>
          <table:table-cell/>
        </table:table-row>
        <table:table-row table:style-name="ro1">
          <table:table-cell table:style-name="ce3" office:value-type="string" calcext:value-type="string">
            <text:p>10-Jan-2017</text:p>
          </table:table-cell>
          <table:table-cell office:value-type="string" calcext:value-type="string">
            <text:p>4 Golden Rules to Ensure You Always Have Enough Money</text:p>
          </table:table-cell>
          <table:table-cell office:value-type="string" calcext:value-type="string">
            <text:p><text:a xlink:href="https://brightside.me/inspiration-tips-and-tricks/4-golden-rules-to-ensure-you-always-have-enough-money-259760/" xlink:type="simple">https://brightside.me/inspiration-tips-and-tricks/4-golden-rules-to-ensure-you-always-have-enough-money-259760/</text:a></text:p>
          </table:table-cell>
          <table:table-cell/>
        </table:table-row>
        <table:table-row table:style-name="ro10">
          <table:table-cell table:style-name="ce3" office:value-type="string" calcext:value-type="string">
            <text:p>10-Jan-2017</text:p>
          </table:table-cell>
          <table:table-cell office:value-type="string" calcext:value-type="string">
            <text:p>Modeling 3D Urban Spaces Using Procedural and Simulation-Based Techniques</text:p>
          </table:table-cell>
          <table:table-cell office:value-type="string" calcext:value-type="string">
            <text:p>http://www.siggraph.org/s2011/content/modeling-3d-urban-spaces-using-procedural-and-simulation-based-techniques-0</text:p>
          </table:table-cell>
          <table:table-cell office:value-type="string" calcext:value-type="string">
            <text:p>Urban Layouts and Road Networks</text:p>
            <text:p>Aliaga</text:p>
            <text:p/>
            <text:p>Computational Building Design</text:p>
            <text:p>Wonka</text:p>
            <text:p/>
            <text:p>mage-based Buildings and Façades</text:p>
            <text:p>Aliaga &amp; Wonka</text:p>
            <text:p/>
            <text:p>Bridging the gap between Urban Simulation and Urban Modeling</text:p>
            <text:p>Vanegas</text:p>
            <text:p/>
            <text:p>Procedural Urban Modeling in the Industry</text:p>
            <text:p>Müller</text:p>
            <text:p/>
            <text:p>Modeling the City of London in Cars 2</text:p>
            <text:p>Frederickson</text:p>
            <text:p/>
            <text:p>Prerequisites</text:p>
            <text:p/>
            <text:p>Knowledge of basic computer graphics, such as triangle meshes, hierarchical data structures, texture mapping and ray tracing, and procedural modeling techniques such as particle and L-systems.</text:p>
            <text:p/>
            <text:p>Peter Wonka</text:p>
            <text:p>Arizona State University</text:p>
            <text:p/>
            <text:p>Daniel Aliaga</text:p>
            <text:p>Purdue University</text:p>
            <text:p/>
            <text:p>Carlos Vanegas</text:p>
            <text:p>Purdue University</text:p>
            <text:p/>
            <text:p>Pascal Müller</text:p>
            <text:p>Procedural Inc.</text:p>
            <text:p/>
            <text:p>Michael Frederickson</text:p>
            <text:p>Pixar Animation Studios</text:p>
          </table:table-cell>
        </table:table-row>
        <table:table-row table:style-name="ro1">
          <table:table-cell table:style-name="ce3" office:value-type="string" calcext:value-type="string">
            <text:p>10-Jan-2017</text:p>
          </table:table-cell>
          <table:table-cell office:value-type="string" calcext:value-type="string">
            <text:p>OpenMeshes (literature)</text:p>
          </table:table-cell>
          <table:table-cell office:value-type="string" calcext:value-type="string">
            <text:p><text:a xlink:href="http://www.graphics.rwth-aachen.de/media/papers/openmesh1.pdf" xlink:type="simple">http://www.graphics.rwth-aachen.de/media/papers/openmesh1.pdf</text:a></text:p>
          </table:table-cell>
          <table:table-cell/>
        </table:table-row>
        <table:table-row table:style-name="ro1">
          <table:table-cell table:style-name="ce3" office:value-type="string" calcext:value-type="string">
            <text:p>10-Jan-2017</text:p>
          </table:table-cell>
          <table:table-cell office:value-type="string" calcext:value-type="string">
            <text:p>OpenMesh</text:p>
          </table:table-cell>
          <table:table-cell office:value-type="string" calcext:value-type="string">
            <text:p><text:a xlink:href="http://www.openmesh.org/intro/" xlink:type="simple">http://www.openmesh.org/intro/</text:a></text:p>
          </table:table-cell>
          <table:table-cell/>
        </table:table-row>
        <table:table-row table:style-name="ro5">
          <table:table-cell table:style-name="ce3" office:value-type="string" calcext:value-type="string">
            <text:p>10-Jan-2017</text:p>
          </table:table-cell>
          <table:table-cell office:value-type="string" calcext:value-type="string">
            <text:p><text:s/>Geometry Processing Algorithms (cs468 - Fall 2010/11)</text:p>
          </table:table-cell>
          <table:table-cell office:value-type="string" calcext:value-type="string">
            <text:p>http://graphics.stanford.edu/courses/cs468-10-fall/#resources</text:p>
          </table:table-cell>
          <table:table-cell/>
        </table:table-row>
        <table:table-row table:style-name="ro1">
          <table:table-cell table:style-name="ce3" office:value-type="string" calcext:value-type="string">
            <text:p>10-Jan-2017</text:p>
          </table:table-cell>
          <table:table-cell office:value-type="string" calcext:value-type="string">
            <text:p><text:s/>Geometry Processing Algorithms (cs468 - Fall 2010/11) 2_Basics</text:p>
          </table:table-cell>
          <table:table-cell office:value-type="string" calcext:value-type="string">
            <text:p><text:a xlink:href="http://graphics.stanford.edu/courses/cs468-10-fall/LectureSlides/02_Basics.pdf" xlink:type="simple">http://graphics.stanford.edu/courses/cs468-10-fall/LectureSlides/02_Basics.pdf</text:a></text:p>
          </table:table-cell>
          <table:table-cell/>
        </table:table-row>
        <table:table-row table:style-name="ro6">
          <table:table-cell table:style-name="ce3" office:value-type="string" calcext:value-type="string">
            <text:p>10-Jan-2017</text:p>
          </table:table-cell>
          <table:table-cell table:style-name="ce8" office:value-type="string" calcext:value-type="string">
            <text:p><text:s/>Geometry Processing Algorithms (cs468 - Fall 2010/11) 10_Subdivision.pdf</text:p>
          </table:table-cell>
          <table:table-cell office:value-type="string" calcext:value-type="string">
            <text:p>http://graphics.stanford.edu/courses/cs468-10-fall/LectureSlides/10_Subdivision.pdf</text:p>
          </table:table-cell>
          <table:table-cell office:value-type="string" calcext:value-type="string">
            <text:p>cf. google : cs468-10-fal l LectureSlides standford</text:p>
          </table:table-cell>
        </table:table-row>
        <table:table-row table:style-name="ro1">
          <table:table-cell table:style-name="ce3" office:value-type="string" calcext:value-type="string">
            <text:p>10-Jan-2017</text:p>
          </table:table-cell>
          <table:table-cell office:value-type="string" calcext:value-type="string">
            <text:p>Étalement urbain</text:p>
          </table:table-cell>
          <table:table-cell office:value-type="string" calcext:value-type="string">
            <text:p><text:a xlink:href="https://fr.wikipedia.org/wiki/Étalement_urbain" xlink:type="simple">https://fr.wikipedia.org/wiki/%C3%89talement_urbain</text:a></text:p>
          </table:table-cell>
          <table:table-cell/>
        </table:table-row>
        <table:table-row table:style-name="ro11">
          <table:table-cell table:style-name="ce3" office:value-type="string" calcext:value-type="string">
            <text:p>10-Jan-2017</text:p>
          </table:table-cell>
          <table:table-cell office:value-type="string" calcext:value-type="string">
            <text:p>USA Meilleure ville (livability)</text:p>
          </table:table-cell>
          <table:table-cell office:value-type="string" calcext:value-type="string">
            <text:p><text:a xlink:href="http://livability.com/top-10/small-towns/10-best-small-towns/2016" xlink:type="simple">http://livability.com/top-10/small-towns/10-best-small-towns/2016</text:a></text:p>
          </table:table-cell>
          <table:table-cell office:value-type="string" calcext:value-type="string">
            <text:p>Critère :</text:p>
            <text:p>- Commute Time</text:p>
            <text:p>- Cost of Living (Cost of Living Index (100 is U.S. Avg., lower is better): 137 )</text:p>
            <text:p>- Crime Rate (Crime Rate Index (100 is U.S. Avg., lower is better): 74)</text:p>
            <text:p>- Quality of Schools (Quality of Schools: 7/10)</text:p>
            <text:p>- Entertainment Options</text:p>
            <text:p>- Pollution</text:p>
            <text:p>- Community Engagement</text:p>
            <text:p>- Arts &amp; Culture </text:p>
            <text:p>- Projected Population Growth 2015-2020</text:p>
            <text:p>- Health of Residents</text:p>
            <text:p/>
            <text:p>Livability explores what makes small-to-medium sized cities great places to live. Through proprietary research studies of data points, we examine topics that are important to residents and relocators alike: community, amenities, growth, diversity, education, health care, resident engagement, transportation, housing, and economy. We then leverage that expertise to develop city rankings for a range of topics including small towns, college towns and our annual Top 100 Best Places to Live.</text:p>
          </table:table-cell>
        </table:table-row>
        <table:table-row table:style-name="ro5">
          <table:table-cell table:style-name="ce3" office:value-type="string" calcext:value-type="string">
            <text:p>10-Jan-2017</text:p>
          </table:table-cell>
          <table:table-cell office:value-type="string" calcext:value-type="string">
            <text:p>L-System : génération d'arbres</text:p>
          </table:table-cell>
          <table:table-cell office:value-type="string" calcext:value-type="string">
            <text:p>https://en.wikipedia.org/wiki/L-system</text:p>
          </table:table-cell>
          <table:table-cell/>
        </table:table-row>
        <table:table-row table:style-name="ro6">
          <table:table-cell table:style-name="ce3" office:value-type="string" calcext:value-type="string">
            <text:p>10-Jan-2017</text:p>
          </table:table-cell>
          <table:table-cell office:value-type="string" calcext:value-type="string">
            <text:p>.deb installation</text:p>
          </table:table-cell>
          <table:table-cell office:value-type="string" calcext:value-type="string">
            <text:p>http://www.howtogeek.com/252981/how-to-install-deb-packages-without-ubuntu-software-in-ubuntu-16.04/</text:p>
          </table:table-cell>
          <table:table-cell office:value-type="string" calcext:value-type="string">
            <text:p>sudo apt install application.deb</text:p>
            <text:p>sudo apt install ~/Downloads/google-chrome-stable_current_amd64.deb</text:p>
          </table:table-cell>
        </table:table-row>
        <table:table-row table:style-name="ro1">
          <table:table-cell table:style-name="ce3" office:value-type="string" calcext:value-type="string">
            <text:p>10-Jan-2017</text:p>
          </table:table-cell>
          <table:table-cell office:value-type="string" calcext:value-type="string">
            <text:p>OGL Dev modern OpenGL tutorial</text:p>
          </table:table-cell>
          <table:table-cell office:value-type="string" calcext:value-type="string">
            <text:p>http://ogldev.atspace.co.uk/</text:p>
          </table:table-cell>
          <table:table-cell/>
        </table:table-row>
        <table:table-row table:style-name="ro7">
          <table:table-cell table:style-name="ce3" office:value-type="string" calcext:value-type="string">
            <text:p>10-Jan-2017</text:p>
          </table:table-cell>
          <table:table-cell office:value-type="string" calcext:value-type="string">
            <text:p>1. OpenGL 4 Window</text:p>
          </table:table-cell>
          <table:table-cell office:value-type="string" calcext:value-type="string">
            <text:p>http://www.swiftless.com/tutorials/opengl4/1-opengl-window.html</text:p>
          </table:table-cell>
          <table:table-cell/>
        </table:table-row>
        <table:table-row table:style-name="ro5">
          <table:table-cell table:style-name="ce3" office:value-type="string" calcext:value-type="string">
            <text:p>10-Jan-2017</text:p>
          </table:table-cell>
          <table:table-cell office:value-type="string" calcext:value-type="string">
            <text:p>Hello Triangle (in details)</text:p>
          </table:table-cell>
          <table:table-cell office:value-type="string" calcext:value-type="string">
            <text:p>https://learnopengl.com/#!Getting-Started/Hello-Triangle</text:p>
          </table:table-cell>
          <table:table-cell/>
        </table:table-row>
        <table:table-row table:style-name="ro1">
          <table:table-cell table:style-name="ce3" office:value-type="string" calcext:value-type="string">
            <text:p>10-Jan-2017</text:p>
          </table:table-cell>
          <table:table-cell office:value-type="string" calcext:value-type="string">
            <text:p>Learn c++</text:p>
          </table:table-cell>
          <table:table-cell office:value-type="string" calcext:value-type="string">
            <text:p><text:a xlink:href="http://www.learncpp.com/" xlink:type="simple">http://www.learncpp.com/</text:a></text:p>
          </table:table-cell>
          <table:table-cell/>
        </table:table-row>
        <table:table-row table:style-name="ro5">
          <table:table-cell table:style-name="ce3" office:value-type="string" calcext:value-type="string">
            <text:p>10-Jan-2017</text:p>
          </table:table-cell>
          <table:table-cell office:value-type="string" calcext:value-type="string">
            <text:p>GLFW</text:p>
          </table:table-cell>
          <table:table-cell office:value-type="string" calcext:value-type="string">
            <text:p>http://www.glfw.org/docs/latest/quick_guide.html</text:p>
          </table:table-cell>
          <table:table-cell/>
        </table:table-row>
        <table:table-row table:style-name="ro6">
          <table:table-cell table:style-name="ce3" office:value-type="string" calcext:value-type="string">
            <text:p>10-Jan-2017</text:p>
          </table:table-cell>
          <table:table-cell office:value-type="string" calcext:value-type="string">
            <text:p>Cant install libsdl2-dev or cmake glfw.. (libxinerama-dev problem)</text:p>
          </table:table-cell>
          <table:table-cell office:value-type="string" calcext:value-type="string">
            <text:p>http://askubuntu.com/questions/620601/cant-install-libsdl2-dev-or-cmake-glfw-libxinerama-dev-problem</text:p>
          </table:table-cell>
          <table:table-cell/>
        </table:table-row>
        <table:table-row table:style-name="ro7">
          <table:table-cell table:style-name="ce3" office:value-type="string" calcext:value-type="string">
            <text:p>10-Jan-2017</text:p>
          </table:table-cell>
          <table:table-cell office:value-type="string" calcext:value-type="string">
            <text:p>Compiling GLFW</text:p>
          </table:table-cell>
          <table:table-cell office:value-type="string" calcext:value-type="string">
            <text:p>http://www.glfw.org/docs/latest/compile_guide.html#compile_compile</text:p>
          </table:table-cell>
          <table:table-cell/>
        </table:table-row>
        <table:table-row table:style-name="ro5">
          <table:table-cell table:style-name="ce3" office:value-type="string" calcext:value-type="string">
            <text:p>10-Jan-2017</text:p>
          </table:table-cell>
          <table:table-cell office:value-type="string" calcext:value-type="string">
            <text:p>Learn opengl</text:p>
          </table:table-cell>
          <table:table-cell office:value-type="string" calcext:value-type="string">
            <text:p>https://learnopengl.com/#!Getting-Started/Hello-Window</text:p>
          </table:table-cell>
          <table:table-cell/>
        </table:table-row>
        <table:table-row table:style-name="ro12">
          <table:table-cell office:value-type="string" calcext:value-type="string">
            <text:p>11-Jan-2017</text:p>
          </table:table-cell>
          <table:table-cell office:value-type="string" calcext:value-type="string">
            <text:p>Finland Will Become the First Country in the World to Get Rid of All School Subjects</text:p>
          </table:table-cell>
          <table:table-cell office:value-type="string" calcext:value-type="string">
            <text:p>https://brightside.me/wonder-curiosities/finland-will-become-the-first-country-in-the-world-to-get-rid-of-all-school-subjects-259910/</text:p>
          </table:table-cell>
          <table:table-cell/>
        </table:table-row>
        <table:table-row table:style-name="ro5">
          <table:table-cell office:value-type="string" calcext:value-type="string">
            <text:p>11-Jan-2017</text:p>
          </table:table-cell>
          <table:table-cell office:value-type="string" calcext:value-type="string">
            <text:p>Sand Desert Heightmap - Tutorial [Unity 5] (EN sub) </text:p>
          </table:table-cell>
          <table:table-cell office:value-type="string" calcext:value-type="string">
            <text:p>https://www.youtube.com/watch?v=rpY504Zxy7c</text:p>
          </table:table-cell>
          <table:table-cell office:value-type="string" calcext:value-type="string">
            <text:p>Gimp – Photoshop – Unity 5</text:p>
          </table:table-cell>
        </table:table-row>
        <table:table-row table:style-name="ro1">
          <table:table-cell office:value-type="string" calcext:value-type="string">
            <text:p>11-Jan-2017</text:p>
          </table:table-cell>
          <table:table-cell office:value-type="string" calcext:value-type="string">
            <text:p>How to Randomly Generate Terrain in Unity3D </text:p>
          </table:table-cell>
          <table:table-cell office:value-type="string" calcext:value-type="string">
            <text:p><text:a xlink:href="https://www.youtube.com/watch?v=R8XsRYsc7Nk" xlink:type="simple">https://www.youtube.com/watch?v=R8XsRYsc7Nk</text:a></text:p>
          </table:table-cell>
          <table:table-cell/>
        </table:table-row>
        <table:table-row table:style-name="ro1">
          <table:table-cell office:value-type="string" calcext:value-type="string">
            <text:p>11-Jan-2017</text:p>
          </table:table-cell>
          <table:table-cell office:value-type="string" calcext:value-type="string">
            <text:p>Automate cellulaire</text:p>
          </table:table-cell>
          <table:table-cell office:value-type="string" calcext:value-type="string">
            <text:p><text:a xlink:href="https://fr.wikipedia.org/wiki/Automate_cellulaire" xlink:type="simple">https://fr.wikipedia.org/wiki/Automate_cellulaire</text:a></text:p>
          </table:table-cell>
          <table:table-cell/>
        </table:table-row>
        <table:table-row table:style-name="ro5">
          <table:table-cell office:value-type="string" calcext:value-type="string">
            <text:p>11-Jan-2017</text:p>
          </table:table-cell>
          <table:table-cell office:value-type="string" calcext:value-type="string">
            <text:p>Graphical modeling using</text:p>
            <text:p>L-systems</text:p>
          </table:table-cell>
          <table:table-cell office:value-type="string" calcext:value-type="string">
            <text:p><text:a xlink:href="http://algorithmicbotany.org/papers/abop/abop-ch1.pdf" xlink:type="simple">http://algorithmicbotany.org/papers/abop/abop-ch1.pdf</text:a></text:p>
          </table:table-cell>
          <table:table-cell/>
        </table:table-row>
        <table:table-row table:style-name="ro1">
          <table:table-cell office:value-type="string" calcext:value-type="string">
            <text:p>11-Jan-2017</text:p>
          </table:table-cell>
          <table:table-cell office:value-type="string" calcext:value-type="string">
            <text:p>Tensor field</text:p>
          </table:table-cell>
          <table:table-cell office:value-type="string" calcext:value-type="string">
            <text:p><text:a xlink:href="https://en.wikipedia.org/wiki/Tensor_field" xlink:type="simple">https://en.wikipedia.org/wiki/Tensor_field</text:a></text:p>
          </table:table-cell>
          <table:table-cell/>
        </table:table-row>
        <table:table-row table:style-name="ro5">
          <table:table-cell office:value-type="string" calcext:value-type="string">
            <text:p>11-Jan-2017</text:p>
          </table:table-cell>
          <table:table-cell office:value-type="string" calcext:value-type="string">
            <text:p>Tensor field</text:p>
          </table:table-cell>
          <table:table-cell office:value-type="string" calcext:value-type="string">
            <text:p>https://fr.wikipedia.org/wiki/Champ_tensoriel</text:p>
          </table:table-cell>
          <table:table-cell office:value-type="string" calcext:value-type="string">
            <text:p>fr</text:p>
          </table:table-cell>
        </table:table-row>
        <table:table-row table:style-name="ro5">
          <table:table-cell office:value-type="string" calcext:value-type="string">
            <text:p>11-Jan-2017</text:p>
          </table:table-cell>
          <table:table-cell office:value-type="string" calcext:value-type="string">
            <text:p>Extrusion</text:p>
          </table:table-cell>
          <table:table-cell office:value-type="string" calcext:value-type="string">
            <text:p><text:a xlink:href="https://en.wikipedia.org/wiki/Extrusion" xlink:type="simple">https://en.wikipedia.org/wiki/Extrusion</text:a></text:p>
          </table:table-cell>
          <table:table-cell office:value-type="string" calcext:value-type="string">
            <text:p>L'extrusion est un procédé de fabrication (thermo)mécanique par lequel un matériau compressé est contraint de traverser une filière ayant la section de la pièce à obtenir.</text:p>
          </table:table-cell>
        </table:table-row>
        <table:table-row table:style-name="ro1">
          <table:table-cell office:value-type="string" calcext:value-type="string">
            <text:p>11-Jan-2017</text:p>
          </table:table-cell>
          <table:table-cell office:value-type="string" calcext:value-type="string">
            <text:p>Extrusion</text:p>
          </table:table-cell>
          <table:table-cell office:value-type="string" calcext:value-type="string">
            <text:p><text:a xlink:href="https://fr.wikipedia.org/wiki/Extrusion" xlink:type="simple">https://fr.wikipedia.org/wiki/Extrusion</text:a></text:p>
          </table:table-cell>
          <table:table-cell office:value-type="string" calcext:value-type="string">
            <text:p>fr</text:p>
          </table:table-cell>
        </table:table-row>
        <table:table-row table:style-name="ro1">
          <table:table-cell office:value-type="string" calcext:value-type="string">
            <text:p>11-Jan-2017</text:p>
          </table:table-cell>
          <table:table-cell office:value-type="string" calcext:value-type="string">
            <text:p>Vernacular architecture</text:p>
          </table:table-cell>
          <table:table-cell office:value-type="string" calcext:value-type="string">
            <text:p><text:a xlink:href="https://en.wikipedia.org/wiki/Vernacular_architecture" xlink:type="simple">https://en.wikipedia.org/wiki/Vernacular_architecture</text:a></text:p>
          </table:table-cell>
          <table:table-cell/>
        </table:table-row>
        <table:table-row table:style-name="ro5">
          <table:table-cell table:style-name="ce4" office:value-type="string" calcext:value-type="string">
            <text:p>12-Jan-2017</text:p>
          </table:table-cell>
          <table:table-cell office:value-type="string" calcext:value-type="string">
            <text:p>Mr Vonjy</text:p>
          </table:table-cell>
          <table:table-cell office:value-type="string" calcext:value-type="string">
            <text:p>https://sites.google.com/site/mentionsemens/documents-divers</text:p>
          </table:table-cell>
          <table:table-cell office:value-type="string" calcext:value-type="string">
            <text:p>NP complétude</text:p>
          </table:table-cell>
        </table:table-row>
        <table:table-row table:style-name="ro7">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s://www.fastcoexist.com/1678493/mits-free-urban-planning-software-will-help-build-the-cities-of-the-future" xlink:type="simple">https://www.fastcoexist.com/1678493/mits-free-urban-planning-software-will-help-build-the-cities-of-the-future</text:a></text:p>
          </table:table-cell>
          <table:table-cell office:value-type="string" calcext:value-type="string">
            <text:p>- the inefficiencies, pollution, and misery of modern dysfunctional cities</text:p>
            <text:p>- Urban Network Analysis, an open-source software released by MIT.</text:p>
            <text:p/>
          </table:table-cell>
        </table:table-row>
        <table:table-row table:style-name="ro1">
          <table:table-cell table:style-name="ce4" office:value-type="string" calcext:value-type="string">
            <text:p>12-Jan-2017</text:p>
          </table:table-cell>
          <table:table-cell office:value-type="string" calcext:value-type="string">
            <text:p>MIT free tools ArcGIS</text:p>
          </table:table-cell>
          <table:table-cell office:value-type="string" calcext:value-type="string">
            <text:p><text:a xlink:href="http://cityform.mit.edu/projects/urban-network-analysis.html" xlink:type="simple">http://cityform.mit.edu/projects/urban-network-analysis.html</text:a></text:p>
          </table:table-cell>
          <table:table-cell/>
        </table:table-row>
        <table:table-row table:style-name="ro8">
          <table:table-cell table:style-name="ce4" office:value-type="string" calcext:value-type="string">
            <text:p>12-Jan-2017</text:p>
          </table:table-cell>
          <table:table-cell office:value-type="string" calcext:value-type="string">
            <text:p>Esri engine</text:p>
          </table:table-cell>
          <table:table-cell office:value-type="string" calcext:value-type="string">
            <text:p>http://www.esri.com/software/cityengine</text:p>
          </table:table-cell>
          <table:table-cell office:value-type="string" calcext:value-type="string">
            <text:p>- improves urban planning, architecture, and design</text:p>
            <text:p>- to see the relationships of projects, assess their feasibility, and plan their implementation</text:p>
            <text:p>Build Flexible Scenarios Faster</text:p>
            <text:p>Create Realistic Context</text:p>
            <text:p>- a proposed building blocks the view, casts shadows, and reflects heat</text:p>
            <text:p>Share Your Urban Plan</text:p>
            <text:p>- your 3D model : Others can interact with it, understand your urban plan</text:p>
          </table:table-cell>
        </table:table-row>
        <table:table-row table:style-name="ro1">
          <table:table-cell table:style-name="ce4" office:value-type="string" calcext:value-type="string">
            <text:p>12-Jan-2017</text:p>
          </table:table-cell>
          <table:table-cell office:value-type="string" calcext:value-type="string">
            <text:p>Transformée en cosinus discrète (Compression de données : images et vidéos)</text:p>
          </table:table-cell>
          <table:table-cell office:value-type="string" calcext:value-type="string">
            <text:p><text:a xlink:href="https://fr.wikipedia.org/wiki/Transformée_en_cosinus_discrète" xlink:type="simple">https://fr.wikipedia.org/wiki/Transform%C3%A9e_en_cosinus_discr%C3%A8te</text:a></text:p>
          </table:table-cell>
          <table:table-cell/>
        </table:table-row>
        <table:table-row table:style-name="ro1">
          <table:table-cell table:style-name="ce4" office:value-type="string" calcext:value-type="string">
            <text:p>12-Jan-2017</text:p>
          </table:table-cell>
          <table:table-cell office:value-type="string" calcext:value-type="string">
            <text:p>Procedural generation</text:p>
          </table:table-cell>
          <table:table-cell office:value-type="string" calcext:value-type="string">
            <text:p><text:a xlink:href="https://en.wikipedia.org/wiki/Procedural_generation" xlink:type="simple">https://en.wikipedia.org/wiki/Procedural_generation</text:a></text:p>
          </table:table-cell>
          <table:table-cell/>
        </table:table-row>
        <table:table-row table:style-name="ro5">
          <table:table-cell table:style-name="ce4" office:value-type="string" calcext:value-type="string">
            <text:p>12-Jan-2017</text:p>
          </table:table-cell>
          <table:table-cell office:value-type="string" calcext:value-type="string">
            <text:p/>
            <text:p>The quest for automatic smooth edges for 3d models </text:p>
          </table:table-cell>
          <table:table-cell office:value-type="string" calcext:value-type="string">
            <text:p><text:a xlink:href="http://blog.runevision.com/2017/01/the-quest-for-automatic-smooth-edges.html" xlink:type="simple">http://blog.runevision.com/2017/01/the-quest-for-automatic-smooth-edges.html</text:a></text:p>
          </table:table-cell>
          <table:table-cell/>
        </table:table-row>
        <table:table-row table:style-name="ro1">
          <table:table-cell table:style-name="ce4" office:value-type="string" calcext:value-type="string">
            <text:p>12-Jan-2017</text:p>
          </table:table-cell>
          <table:table-cell office:value-type="string" calcext:value-type="string">
            <text:p>Procedural Content Generation Wiki</text:p>
          </table:table-cell>
          <table:table-cell office:value-type="string" calcext:value-type="string">
            <text:p><text:a xlink:href="http://pcg.wikidot.com/" xlink:type="simple">http://pcg.wikidot.com/</text:a></text:p>
          </table:table-cell>
          <table:table-cell/>
        </table:table-row>
        <table:table-row table:style-name="ro1">
          <table:table-cell table:style-name="ce4" office:value-type="string" calcext:value-type="string">
            <text:p>12-Jan-2017</text:p>
          </table:table-cell>
          <table:table-cell office:value-type="string" calcext:value-type="string">
            <text:p>Simulateur de tremblement de terre</text:p>
          </table:table-cell>
          <table:table-cell office:value-type="string" calcext:value-type="string">
            <text:p><text:a xlink:href="http://www.seismo.ethz.ch/fr/knowledge/miscellaneous/earthquake-simulator/" xlink:type="simple">http://www.seismo.ethz.ch/fr/knowledge/miscellaneous/earthquake-simulator/</text:a></text:p>
          </table:table-cell>
          <table:table-cell/>
        </table:table-row>
        <table:table-row table:style-name="ro1">
          <table:table-cell table:style-name="ce4" office:value-type="string" calcext:value-type="string">
            <text:p>12-Jan-2017</text:p>
          </table:table-cell>
          <table:table-cell office:value-type="string" calcext:value-type="string">
            <text:p>Medical imaging ETHZurich</text:p>
          </table:table-cell>
          <table:table-cell office:value-type="string" calcext:value-type="string">
            <text:p><text:a xlink:href="http://www.excite.ethz.ch/research.html" xlink:type="simple">http://www.excite.ethz.ch/research.html</text:a></text:p>
          </table:table-cell>
          <table:table-cell/>
        </table:table-row>
        <table:table-row table:style-name="ro13">
          <table:table-cell table:style-name="ce4"/>
          <table:table-cell table:number-columns-repeated="3"/>
        </table:table-row>
        <table:table-row table:style-name="ro1">
          <table:table-cell office:value-type="string" calcext:value-type="string">
            <text:p>16-Jan-2017</text:p>
          </table:table-cell>
          <table:table-cell office:value-type="string" calcext:value-type="string">
            <text:p>GPUGems3</text:p>
          </table:table-cell>
          <table:table-cell office:value-type="string" calcext:value-type="string">
            <text:p><text:a xlink:href="http://http.developer.nvidia.com/GPUGems3/gpugems3_pref01.html" xlink:type="simple">http://http.developer.nvidia.com/GPUGems3/gpugems3_pref01.html</text:a></text:p>
          </table:table-cell>
          <table:table-cell/>
        </table:table-row>
        <table:table-row table:style-name="ro1">
          <table:table-cell office:value-type="string" calcext:value-type="string">
            <text:p>16-Jan-2017</text:p>
          </table:table-cell>
          <table:table-cell office:value-type="string" calcext:value-type="string">
            <text:p>Chapter 6. GPU-Generated Procedural Wind Animations for Trees</text:p>
          </table:table-cell>
          <table:table-cell office:value-type="string" calcext:value-type="string">
            <text:p><text:a xlink:href="http://http.developer.nvidia.com/GPUGems3/gpugems3_ch06.html" xlink:type="simple">http://http.developer.nvidia.com/GPUGems3/gpugems3_ch06.html</text:a></text:p>
          </table:table-cell>
          <table:table-cell/>
        </table:table-row>
        <table:table-row table:style-name="ro1">
          <table:table-cell office:value-type="string" calcext:value-type="string">
            <text:p>16-Jan-2017</text:p>
          </table:table-cell>
          <table:table-cell office:value-type="string" calcext:value-type="string">
            <text:p>Sustainable cities</text:p>
          </table:table-cell>
          <table:table-cell office:value-type="string" calcext:value-type="string">
            <text:p><text:a xlink:href="http://conferences.sustainablecities.eu/fileadmin/user_upload/_imported/uploads/DOCUMENTS/Basque-Declaration-FRENCH-WWW.pdf" xlink:type="simple">http://conferences.sustainablecities.eu/fileadmin/user_upload/_imported/uploads/DOCUMENTS/Basque-Declaration-FRENCH-WWW.pdf</text:a></text:p>
          </table:table-cell>
          <table:table-cell/>
        </table:table-row>
        <table:table-row table:style-name="ro1">
          <table:table-cell office:value-type="string" calcext:value-type="string">
            <text:p>16-Jan-2017</text:p>
          </table:table-cell>
          <table:table-cell office:value-type="string" calcext:value-type="string">
            <text:p>L’écologie en architecture et urbanisme : entre normes et pratiques. Entretien avec Nicolas Michelin</text:p>
          </table:table-cell>
          <table:table-cell office:value-type="string" calcext:value-type="string">
            <text:p><text:a xlink:href="https://traces.revues.org/5478" xlink:type="simple">https://traces.revues.org/5478</text:a></text:p>
          </table:table-cell>
          <table:table-cell/>
        </table:table-row>
        <table:table-row table:style-name="ro1">
          <table:table-cell office:value-type="string" calcext:value-type="string">
            <text:p>16-Jan-2017</text:p>
          </table:table-cell>
          <table:table-cell office:value-type="string" calcext:value-type="string">
            <text:p>Simulation d'accessibilité dans la ville et expérience pédagogique : le modèle AccesSim </text:p>
          </table:table-cell>
          <table:table-cell office:value-type="string" calcext:value-type="string">
            <text:p><text:a xlink:href="https://halshs.archives-ouvertes.fr/halshs-00607754" xlink:type="simple">https://halshs.archives-ouvertes.fr/halshs-00607754</text:a></text:p>
          </table:table-cell>
          <table:table-cell/>
        </table:table-row>
        <table:table-row table:style-name="ro1">
          <table:table-cell table:style-name="ce5" office:value-type="string" calcext:value-type="string">
            <text:p>17-Jan-2017</text:p>
          </table:table-cell>
          <table:table-cell office:value-type="string" calcext:value-type="string">
            <text:p>Stéphane SANCHEZ (Computational intelligence, Evolutionary computation, Artificial Life, Autonomous behaviors, Collective behaviors)</text:p>
          </table:table-cell>
          <table:table-cell office:value-type="string" calcext:value-type="string">
            <text:p><text:a xlink:href="https://scholar.google.fr/citations?user=YVbrp60AAAAJ&amp;hl=fr" xlink:type="simple">https://scholar.google.fr/citations?user=YVbrp60AAAAJ&amp;hl=fr</text:a></text:p>
          </table:table-cell>
          <table:table-cell/>
        </table:table-row>
        <table:table-row table:style-name="ro13">
          <table:table-cell office:value-type="string" calcext:value-type="string">
            <text:p>19-Jan-2017</text:p>
          </table:table-cell>
          <table:table-cell office:value-type="string" calcext:value-type="string">
            <text:p>Macroscopic and Microscopic Simulation for the Evaluation of People Mover System</text:p>
          </table:table-cell>
          <table:table-cell office:value-type="string" calcext:value-type="string">
            <text:p><text:a xlink:href="https://www.princeton.edu/~alaink/Orf467F10/PRT@LHR10_Conf/MacroMicroSimPRT_Beller_paper.pdf" xlink:type="simple">https://www.princeton.edu/~alaink/Orf467F10/PRT@LHR10_Conf/MacroMicroSimPRT_Beller_paper.pdf</text:a></text:p>
          </table:table-cell>
          <table:table-cell/>
        </table:table-row>
        <table:table-row table:style-name="ro1">
          <table:table-cell office:value-type="string" calcext:value-type="string">
            <text:p>19-Jan-2017</text:p>
          </table:table-cell>
          <table:table-cell office:value-type="string" calcext:value-type="string">
            <text:p>Je crée mon jeu vidéo E10 : génération procédurale de carte (partie 1)</text:p>
          </table:table-cell>
          <table:table-cell office:value-type="string" calcext:value-type="string">
            <text:p><text:a xlink:href="http://linuxfr.org/news/je-cree-mon-jeu-video-e10-generation-procedurale-de-carte-partie-1" xlink:type="simple">http://linuxfr.org/news/je-cree-mon-jeu-video-e10-generation-procedurale-de-carte-partie-1</text:a></text:p>
          </table:table-cell>
          <table:table-cell office:value-type="string" calcext:value-type="string">
            <text:p>Heightmap – bruit de perlin – erosion – sédimentation – jeux vidéos – français</text:p>
          </table:table-cell>
        </table:table-row>
        <table:table-row table:style-name="ro13">
          <table:table-cell office:value-type="string" calcext:value-type="string">
            <text:p>19-Jan-2017</text:p>
          </table:table-cell>
          <table:table-cell office:value-type="string" calcext:value-type="string">
            <text:p>Terrain generation with the diamond square algorithm</text:p>
          </table:table-cell>
          <table:table-cell office:value-type="string" calcext:value-type="string">
            <text:p><text:a xlink:href="http://www.paulboxley.com/blog/2011/03/terrain-generation-mark-one#terrain" xlink:type="simple">http://www.paulboxley.com/blog/2011/03/terrain-generation-mark-one#terrain</text:a></text:p>
          </table:table-cell>
          <table:table-cell office:value-type="string" calcext:value-type="string">
            <text:p>Simulation de l'algo Diamant-Carré en CoffeeScript</text:p>
          </table:table-cell>
        </table:table-row>
        <table:table-row table:style-name="ro13">
          <table:table-cell office:value-type="string" calcext:value-type="string">
            <text:p>19-Jan-2017</text:p>
          </table:table-cell>
          <table:table-cell office:value-type="string" calcext:value-type="string">
            <text:p>Boids</text:p>
          </table:table-cell>
          <table:table-cell office:value-type="string" calcext:value-type="string">
            <text:p><text:a xlink:href="http://www.paulboxley.com/blog/2012/05/boids" xlink:type="simple">http://www.paulboxley.com/blog/2012/05/boids</text:a></text:p>
          </table:table-cell>
          <table:table-cell office:value-type="string" calcext:value-type="string">
            <text:p>Simulation de boids HTML5 Canvas</text:p>
          </table:table-cell>
        </table:table-row>
        <table:table-row table:style-name="ro13">
          <table:table-cell office:value-type="string" calcext:value-type="string">
            <text:p>19-Jan-2017</text:p>
          </table:table-cell>
          <table:table-cell office:value-type="string" calcext:value-type="string">
            <text:p>Jamis buck - Maze Algorithms - Recursive Backtracking/</text:p>
          </table:table-cell>
          <table:table-cell office:value-type="string" calcext:value-type="string">
            <text:p><text:a xlink:href="http://www.jamisbuck.org/mazes/" xlink:type="simple">http://www.jamisbuck.org/mazes/</text:a></text:p>
          </table:table-cell>
          <table:table-cell/>
        </table:table-row>
        <table:table-row table:style-name="ro13">
          <table:table-cell office:value-type="string" calcext:value-type="string">
            <text:p>19-Jan-2017</text:p>
          </table:table-cell>
          <table:table-cell office:value-type="string" calcext:value-type="string">
            <text:p>Algorithme Diamant-Carré</text:p>
          </table:table-cell>
          <table:table-cell office:value-type="string" calcext:value-type="string">
            <text:p><text:a xlink:href="https://fr.wikipedia.org/wiki/Algorithme_Diamant-Carré" xlink:type="simple">https://fr.wikipedia.org/wiki/Algorithme_Diamant-Carr%C3%A9</text:a></text:p>
          </table:table-cell>
          <table:table-cell office:value-type="string" calcext:value-type="string">
            <text:p>Algo de génération de terrain (algo de subdivision)</text:p>
          </table:table-cell>
        </table:table-row>
        <table:table-row table:style-name="ro13">
          <table:table-cell office:value-type="string" calcext:value-type="string">
            <text:p>19-Jan-2017</text:p>
          </table:table-cell>
          <table:table-cell office:value-type="string" calcext:value-type="string">
            <text:p>Simplex Noise, keeping it simpl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3">
          <table:table-cell office:value-type="string" calcext:value-type="string">
            <text:p>19-Jan-2017</text:p>
          </table:table-cell>
          <table:table-cell office:value-type="string" calcext:value-type="string">
            <text:p>C# Scripting Tutorials for the Unity Engine</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office:value-type="string" calcext:value-type="string">
            <text:p>19-Jan-2017</text:p>
          </table:table-cell>
          <table:table-cell office:value-type="string" calcext:value-type="string">
            <text:p>Hex Map (water, roads, terrrain features : farms, plants… , walls,</text:p>
          </table:table-cell>
          <table:table-cell office:value-type="string" calcext:value-type="string">
            <text:p><text:a xlink:href="http://catlikecoding.com/unity/tutorials/simplex-noise/" xlink:type="simple">http://catlikecoding.com/unity/tutorials/simplex-noise/</text:a></text:p>
          </table:table-cell>
          <table:table-cell/>
        </table:table-row>
        <table:table-row table:style-name="ro1">
          <table:table-cell table:style-name="ce6" office:value-type="string" calcext:value-type="string">
            <text:p>20-Jan-2017</text:p>
          </table:table-cell>
          <table:table-cell office:value-type="string" calcext:value-type="string">
            <text:p>Méthodologie <text:s/>- Rédiger une fiche de lecture</text:p>
          </table:table-cell>
          <table:table-cell office:value-type="string" calcext:value-type="string">
            <text:p><text:a xlink:href="http://monnet-col.spip.ac-rouen.fr/IMG/pdf/pdf_Methodo_-_rediger_une_fiche_de_lecture2.pdf" xlink:type="simple">http://monnet-col.spip.ac-rouen.fr/IMG/pdf/pdf_Methodo_-_rediger_une_fiche_de_lecture2.pdf</text:a></text:p>
          </table:table-cell>
          <table:table-cell/>
        </table:table-row>
        <table:table-row table:style-name="ro13">
          <table:table-cell table:style-name="ce6" office:value-type="string" calcext:value-type="string">
            <text:p>20-Jan-2017</text:p>
          </table:table-cell>
          <table:table-cell office:value-type="string" calcext:value-type="string">
            <text:p>Beginners’ Guide To PGP</text:p>
          </table:table-cell>
          <table:table-cell office:value-type="string" calcext:value-type="string">
            <text:p><text:a xlink:href="http://www.bitcoinnotbombs.com/beginners-guide-to-pgp/" xlink:type="simple">http://www.bitcoinnotbombs.com/beginners-guide-to-pgp/</text:a></text:p>
          </table:table-cell>
          <table:table-cell office:value-type="string" calcext:value-type="string">
            <text:p>PGP Certificate and encryption on facebook</text:p>
          </table:table-cell>
        </table:table-row>
        <table:table-row table:style-name="ro13">
          <table:table-cell table:style-name="ce6" office:value-type="string" calcext:value-type="string">
            <text:p>20-Jan-2017</text:p>
          </table:table-cell>
          <table:table-cell office:value-type="string" calcext:value-type="string">
            <text:p>Artificial Terrain Generation</text:p>
          </table:table-cell>
          <table:table-cell office:value-type="string" calcext:value-type="string">
            <text:p><text:a xlink:href="http://vterrain.org/Elevation/Artificial/" xlink:type="simple">http://vterrain.org/Elevation/Artificial/</text:a></text:p>
          </table:table-cell>
          <table:table-cell/>
        </table:table-row>
        <table:table-row table:style-name="ro13">
          <table:table-cell table:style-name="ce6" office:value-type="string" calcext:value-type="string">
            <text:p>20-Jan-2017</text:p>
          </table:table-cell>
          <table:table-cell office:value-type="string" calcext:value-type="string">
            <text:p>Terrain Tutorial – Particle deposition</text:p>
          </table:table-cell>
          <table:table-cell office:value-type="string" calcext:value-type="string">
            <text:p><text:a xlink:href="http://www.lighthouse3d.com/opengl/terrain/index.php3?particle" xlink:type="simple">http://www.lighthouse3d.com/opengl/terrain/index.php3?particle</text:a></text:p>
          </table:table-cell>
          <table:table-cell/>
        </table:table-row>
        <table:table-row table:style-name="ro1">
          <table:table-cell table:style-name="ce6" office:value-type="string" calcext:value-type="string">
            <text:p>20-Jan-2017</text:p>
          </table:table-cell>
          <table:table-cell office:value-type="string" calcext:value-type="string">
            <text:p>Terrain Generation using Procedural Models based on Hydrology</text:p>
          </table:table-cell>
          <table:table-cell office:value-type="string" calcext:value-type="string">
            <text:p><text:a xlink:href="http://arches.liris.cnrs.fr/publications/SIG2013.html" xlink:type="simple">http://arches.liris.cnrs.fr/publications/SIG2013.html</text:a></text:p>
          </table:table-cell>
          <table:table-cell/>
        </table:table-row>
        <table:table-row table:style-name="ro13">
          <table:table-cell office:value-type="string" calcext:value-type="string">
            <text:p>21-Jan-2017</text:p>
          </table:table-cell>
          <table:table-cell office:value-type="string" calcext:value-type="string">
            <text:p>ESRI Mueler Google scholar</text:p>
          </table:table-cell>
          <table:table-cell office:value-type="string" calcext:value-type="string">
            <text:p><text:a xlink:href="https://scholar.google.be/citations?user=Mkf-G5wAAAAJ&amp;hl=nl" xlink:type="simple">https://scholar.google.be/citations?user=Mkf-G5wAAAAJ&amp;hl=nl</text:a></text:p>
          </table:table-cell>
          <table:table-cell/>
        </table:table-row>
        <table:table-row table:style-name="ro1">
          <table:table-cell office:value-type="string" calcext:value-type="string">
            <text:p>21-Jan-2017</text:p>
          </table:table-cell>
          <table:table-cell table:style-name="ce9" office:value-type="string" calcext:value-type="string">
            <text:p>Simulation de foules d’humains virtuels en temps réel</text:p>
          </table:table-cell>
          <table:table-cell office:value-type="string" calcext:value-type="string">
            <text:p><text:a xlink:href="http://flashinformatique.epfl.ch/spip.php?article1336" xlink:type="simple">http://flashinformatique.epfl.ch/spip.php?article1336</text:a></text:p>
          </table:table-cell>
          <table:table-cell/>
        </table:table-row>
        <table:table-row table:style-name="ro5">
          <table:table-cell table:style-name="ce7" office:value-type="string" calcext:value-type="string">
            <text:p>24-Jan-2017</text:p>
          </table:table-cell>
          <table:table-cell office:value-type="string" calcext:value-type="string">
            <text:p>Urban Renewal</text:p>
            <text:p>Cities: Skylines by Colossal Order</text:p>
          </table:table-cell>
          <table:table-cell office:value-type="string" calcext:value-type="string">
            <text:p><text:a xlink:href="https://unity3d.com/showcase/case-stories/cities-skylines" xlink:type="simple">https://unity3d.com/showcase/case-stories/cities-skylines</text:a></text:p>
          </table:table-cell>
          <table:table-cell/>
        </table:table-row>
        <table:table-row table:style-name="ro13" table:number-rows-repeated="1048469">
          <table:table-cell table:number-columns-repeated="4"/>
        </table:table-row>
        <table:table-row table:style-name="ro13">
          <table:table-cell table:number-columns-repeated="4"/>
        </table:table-row>
      </table:table>
      <table:table table:name="Feb. 2017"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table-cell office:value-type="string" calcext:value-type="string">
            <text:p>Date</text:p>
          </table:table-cell>
          <table:table-cell office:value-type="string" calcext:value-type="string">
            <text:p>Titre</text:p>
          </table:table-cell>
          <table:table-cell table:style-name="ce23" office:value-type="string" calcext:value-type="string">
            <text:p>Adresse</text:p>
          </table:table-cell>
          <table:table-cell office:value-type="string" calcext:value-type="string">
            <text:p>Commentaire/Extrait</text:p>
          </table:table-cell>
          <table:table-cell/>
        </table:table-row>
        <table:table-row table:style-name="ro1">
          <table:table-cell table:style-name="ce14" office:value-type="string" calcext:value-type="string">
            <text:p>1-Feb-2017</text:p>
          </table:table-cell>
          <table:table-cell table:style-name="ce21" office:value-type="string" calcext:value-type="string">
            <text:p>BulletPhysics</text:p>
          </table:table-cell>
          <table:table-cell table:style-name="ce24" office:value-type="string" calcext:value-type="string">
            <text:p><text:a xlink:href="http://bulletphysics.org/wordpress/" xlink:type="simple">http://bulletphysics.org/wordpress/</text:a></text:p>
          </table:table-cell>
          <table:table-cell table:style-name="ce23"/>
          <table:table-cell/>
        </table:table-row>
        <table:table-row table:style-name="ro13">
          <table:table-cell table:style-name="ce14" office:value-type="string" calcext:value-type="string">
            <text:p>1-Feb-2017</text:p>
          </table:table-cell>
          <table:table-cell office:value-type="string" calcext:value-type="string">
            <text:p>BulletPhysics Asset for Unity</text:p>
          </table:table-cell>
          <table:table-cell office:value-type="string" calcext:value-type="string">
            <text:p><text:a xlink:href="https://www.assetstore.unity3d.com/en/#!/content/62991" xlink:type="simple">https://www.assetstore.unity3d.com/en/#!/content/62991</text:a></text:p>
          </table:table-cell>
          <table:table-cell table:number-columns-repeated="2"/>
        </table:table-row>
        <table:table-row table:style-name="ro13">
          <table:table-cell table:style-name="ce14" office:value-type="string" calcext:value-type="string">
            <text:p>1-Feb-2017</text:p>
          </table:table-cell>
          <table:table-cell table:style-name="ce21" office:value-type="string" calcext:value-type="string">
            <text:p>BulletPhysics</text:p>
          </table:table-cell>
          <table:table-cell office:value-type="string" calcext:value-type="string">
            <text:p><text:a xlink:href="http://digitalopus.ca/site/bullet-physics-in-unity-3d/" xlink:type="simple">http://digitalopus.ca/site/bullet-physics-in-unity-3d/</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Github</text:p>
          </table:table-cell>
          <table:table-cell office:value-type="string" calcext:value-type="string">
            <text:p><text:a xlink:href="https://github.com/Phong13/BulletSharpUnity3d" xlink:type="simple">https://github.com/Phong13/BulletSharpUnity3d</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forum BulletPhysics</text:p>
          </table:table-cell>
          <table:table-cell office:value-type="string" calcext:value-type="string">
            <text:p><text:a xlink:href="http://www.bulletphysics.org/Bullet/phpBB3/" xlink:type="simple">http://www.bulletphysics.org/Bullet/phpBB3/</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wiki <text:s/>BulletPhysics</text:p>
          </table:table-cell>
          <table:table-cell office:value-type="string" calcext:value-type="string">
            <text:p><text:a xlink:href="http://bulletphysics.org/mediawiki-1.5.8/index.php/Main_Page" xlink:type="simple">http://bulletphysics.org/mediawiki-1.5.8/index.php/Main_Page</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from Visual studio</text:p>
          </table:table-cell>
          <table:table-cell office:value-type="string" calcext:value-type="string">
            <text:p><text:a xlink:href="https://msdn.microsoft.com/en-us/library/605a12zt.aspx" xlink:type="simple">https://msdn.microsoft.com/en-us/library/605a12zt.aspx</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 BulletPhysics – Youtube</text:p>
          </table:table-cell>
          <table:table-cell office:value-type="string" calcext:value-type="string">
            <text:p><text:a xlink:href="https://www.youtube.com/user/12ab45re/playlists" xlink:type="simple">https://www.youtube.com/user/12ab45re/playlists</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Crowd simulation supported by the Cellular automata</text:p>
          </table:table-cell>
          <table:table-cell office:value-type="string" calcext:value-type="string">
            <text:p><text:a xlink:href="https://www.youtube.com/watch?v=kyiOa4Yxcxc" xlink:type="simple">https://www.youtube.com/watch?v=kyiOa4Yxcxc</text:a></text:p>
          </table:table-cell>
          <table:table-cell table:number-columns-repeated="2"/>
        </table:table-row>
        <table:table-row table:style-name="ro14">
          <table:table-cell table:style-name="ce14" office:value-type="string" calcext:value-type="string">
            <text:p>1-Feb-2017</text:p>
          </table:table-cell>
          <table:table-cell office:value-type="string" calcext:value-type="string">
            <text:p>Unity Principles</text:p>
          </table:table-cell>
          <table:table-cell office:value-type="string" calcext:value-type="string">
            <text:p><text:a xlink:href="https://www.youtube.com/watch?v=1YGVP6wsxj0" xlink:type="simple">https://www.youtube.com/watch?v=1YGVP6wsxj0</text:a></text:p>
            <text:p><text:a xlink:href="https://www.youtube.com/watch?v=v8q7j7y5QaE" xlink:type="simple">https://www.youtube.com/watch?v=v8q7j7y5QaE</text:a></text:p>
            <text:p><text:a xlink:href="https://www.youtube.com/watch?v=iO5ADWj9g3Y" xlink:type="simple">https://www.youtube.com/watch?v=iO5ADWj9g3Y</text:a></text:p>
            <text:p/>
          </table:table-cell>
          <table:table-cell office:value-type="string" calcext:value-type="string">
            <text:p>Unity is component-based – Script-to-script communication – Collection type</text:p>
          </table:table-cell>
          <table:table-cell/>
        </table:table-row>
        <table:table-row table:style-name="ro13">
          <table:table-cell table:style-name="ce14" office:value-type="string" calcext:value-type="string">
            <text:p>1-Feb-2017</text:p>
          </table:table-cell>
          <table:table-cell office:value-type="string" calcext:value-type="string">
            <text:p>Texture Pack – Sebastian Lague (E17)</text:p>
          </table:table-cell>
          <table:table-cell office:value-type="string" calcext:value-type="string">
            <text:p><text:a xlink:href="https://github.com/SebLague/Procedural-Landmass-Textures" xlink:type="simple">https://github.com/SebLague/Procedural-Landmass-Textures</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Component-based</text:p>
          </table:table-cell>
          <table:table-cell office:value-type="string" calcext:value-type="string">
            <text:p><text:a xlink:href="https://gamedevelopment.tutsplus.com/articles/unity-now-youre-thinking-with-components--gamedev-12492" xlink:type="simple">https://gamedevelopment.tutsplus.com/articles/unity-now-youre-thinking-with-components--gamedev-12492</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How to create rivers – Unity 3D</text:p>
          </table:table-cell>
          <table:table-cell office:value-type="string" calcext:value-type="string">
            <text:p><text:a xlink:href="https://www.youtube.com/watch?v=XLRBNckHV6M" xlink:type="simple">https://www.youtube.com/watch?v=XLRBNckHV6M</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How to Format a USB Flash Drive in Ubuntu</text:p>
          </table:table-cell>
          <table:table-cell office:value-type="string" calcext:value-type="string">
            <text:p><text:a xlink:href="http://www.wikihow.com/Format-a-USB-Flash-Drive-in-Ubuntu" xlink:type="simple">http://www.wikihow.com/Format-a-USB-Flash-Drive-in-Ubuntu</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5 - From Beginner to Pro #12 – River</text:p>
          </table:table-cell>
          <table:table-cell office:value-type="string" calcext:value-type="string">
            <text:p><text:a xlink:href="https://www.youtube.com/watch?v=XLRBNckHV6M" xlink:type="simple">https://www.youtube.com/watch?v=XLRBNckHV6M</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What is Component Based Design? - Randy Gaul</text:p>
          </table:table-cell>
          <table:table-cell office:value-type="string" calcext:value-type="string">
            <text:p><text:a xlink:href="http://www.randygaul.net/2013/05/20/component-based-engine-design/" xlink:type="simple">http://www.randygaul.net/2013/05/20/component-based-engine-design/</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Mecanim</text:p>
          </table:table-cell>
          <table:table-cell office:value-type="string" calcext:value-type="string">
            <text:p><text:a xlink:href="https://docs.unity3d.com/460/Documentation/Manual/MecanimAnimationSystem.html" xlink:type="simple">https://docs.unity3d.com/460/Documentation/Manual/MecanimAnimationSystem.html</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Unity Tutorial:Making an Idle and Walk Animation for your Game </text:p>
          </table:table-cell>
          <table:table-cell office:value-type="string" calcext:value-type="string">
            <text:p><text:a xlink:href="https://www.youtube.com/watch?v=HgW-rAxnEqc" xlink:type="simple">https://www.youtube.com/watch?v=HgW-rAxnEqc</text:a></text:p>
          </table:table-cell>
          <table:table-cell table:number-columns-repeated="2"/>
        </table:table-row>
        <table:table-row table:style-name="ro13">
          <table:table-cell table:style-name="ce14" office:value-type="string" calcext:value-type="string">
            <text:p>1-Feb-2017</text:p>
          </table:table-cell>
          <table:table-cell office:value-type="string" calcext:value-type="string">
            <text:p>Import Real World Terrain into Unity 3D <text:s/>(Gaia)</text:p>
          </table:table-cell>
          <table:table-cell office:value-type="string" calcext:value-type="string">
            <text:p><text:a xlink:href="https://www.youtube.com/watch?v=QZ6nlq-uvnw" xlink:type="simple">https://www.youtube.com/watch?v=QZ6nlq-uvnw</text:a></text:p>
          </table:table-cell>
          <table:table-cell table:number-columns-repeated="2"/>
        </table:table-row>
        <table:table-row table:style-name="ro13">
          <table:table-cell table:style-name="ce14" office:value-type="string" calcext:value-type="string">
            <text:p>1-Feb-2017</text:p>
          </table:table-cell>
          <table:table-cell table:style-name="ce21" office:value-type="string" calcext:value-type="string">
            <text:p>Terrain generation using procedural models based on hydrology <text:s/>Jean-David Génevaux , Éric Galin , Eric Guérin , Adrien Peytavie , Bedřich Beneš, , ACM Transactions on Graphics (TOG), v.32 n.4, July 2013 </text:p>
          </table:table-cell>
          <table:table-cell office:value-type="string" calcext:value-type="string">
            <text:p><text:a xlink:href="http://dl.acm.org/citation.cfm?id=2461996&amp;CFID=723316172&amp;CFTOKEN=26043882" xlink:type="simple">http://dl.acm.org/citation.cfm?id=2461996&amp;CFID=723316172&amp;CFTOKEN=26043882</text:a></text:p>
          </table:table-cell>
          <table:table-cell table:number-columns-repeated="2"/>
        </table:table-row>
        <table:table-row table:style-name="ro1">
          <table:table-cell table:style-name="ce14" office:value-type="string" calcext:value-type="string">
            <text:p>1-Feb-2017</text:p>
          </table:table-cell>
          <table:table-cell office:value-type="string" calcext:value-type="string">
            <text:p>Special Section on Procedural Modeling: Self-organized approach to modeling hydraulic erosion featuresAlexei Pytel , Stephen Mann, , Computers and Graphics, v.37 n.4, p.280-292, June, 2013 </text:p>
          </table:table-cell>
          <table:table-cell office:value-type="string" calcext:value-type="string">
            <text:p><text:a xlink:href="http://dl.acm.org/citation.cfm?id=2480126&amp;CFID=723316172&amp;CFTOKEN=26043882" xlink:type="simple">http://dl.acm.org/citation.cfm?id=2480126&amp;CFID=723316172&amp;CFTOKEN=26043882</text:a></text:p>
          </table:table-cell>
          <table:table-cell table:number-columns-repeated="2"/>
        </table:table-row>
        <table:table-row table:style-name="ro13">
          <table:table-cell office:value-type="string" calcext:value-type="string">
            <text:p>3-Feb-2017</text:p>
          </table:table-cell>
          <table:table-cell office:value-type="string" calcext:value-type="string">
            <text:p>Art of game development – Mike Geig – Trainer for unity</text:p>
          </table:table-cell>
          <table:table-cell office:value-type="string" calcext:value-type="string">
            <text:p><text:a xlink:href="http://fixbyproximity.com/" xlink:type="simple">http://fixbyproximity.com/</text:a></text:p>
          </table:table-cell>
          <table:table-cell table:number-columns-repeated="2"/>
        </table:table-row>
        <table:table-row table:style-name="ro13">
          <table:table-cell office:value-type="string" calcext:value-type="string">
            <text:p>3-Feb-2017</text:p>
          </table:table-cell>
          <table:table-cell office:value-type="string" calcext:value-type="string">
            <text:p>Photoshop Tutorials by PHLEARN</text:p>
          </table:table-cell>
          <table:table-cell office:value-type="string" calcext:value-type="string">
            <text:p><text:a xlink:href="https://www.youtube.com/channel/UC47XN5bhLTBH5TRFyKaUpKg" xlink:type="simple">https://www.youtube.com/channel/UC47XN5bhLTBH5TRFyKaUpKg</text:a></text:p>
          </table:table-cell>
          <table:table-cell table:number-columns-repeated="2"/>
        </table:table-row>
        <table:table-row table:style-name="ro13">
          <table:table-cell office:value-type="string" calcext:value-type="string">
            <text:p>3-Feb-2017</text:p>
          </table:table-cell>
          <table:table-cell table:style-name="ce21" office:value-type="string" calcext:value-type="string">
            <text:p>Mike Geig – Trainer for unity Youtube channel</text:p>
          </table:table-cell>
          <table:table-cell office:value-type="string" calcext:value-type="string">
            <text:p><text:a xlink:href="https://www.youtube.com/channel/UCOotdc3SvuYhEliX0yh6Iig/playlists" xlink:type="simple">https://www.youtube.com/channel/UCOotdc3SvuYhEliX0yh6Iig/playlists</text:a></text:p>
          </table:table-cell>
          <table:table-cell table:number-columns-repeated="2"/>
        </table:table-row>
        <table:table-row table:style-name="ro1">
          <table:table-cell office:value-type="string" calcext:value-type="string">
            <text:p>3-Feb-2017</text:p>
          </table:table-cell>
          <table:table-cell office:value-type="string" calcext:value-type="string">
            <text:p>Environment Details – Water Grass etc</text:p>
          </table:table-cell>
          <table:table-cell office:value-type="string" calcext:value-type="string">
            <text:p><text:a xlink:href="https://unity3d.com/fr/learn/tutorials/topics/graphics/environment-details" xlink:type="simple">https://unity3d.com/fr/learn/tutorials/topics/graphics/environment-details</text:a></text:p>
          </table:table-cell>
          <table:table-cell table:number-columns-repeated="2"/>
        </table:table-row>
        <table:table-row table:style-name="ro15">
          <table:table-cell table:style-name="ce25" office:value-type="string" calcext:value-type="string">
            <text:p>8-Feb-2017</text:p>
          </table:table-cell>
          <table:table-cell office:value-type="string" calcext:value-type="string">
            <text:p>Le parcours des eaux usées</text:p>
          </table:table-cell>
          <table:table-cell office:value-type="string" calcext:value-type="string">
            <text:p><text:a xlink:href="http://www.eaurmc.fr/juniors/cahiers-pedagogiques/parcours-eaux-usees.php" xlink:type="simple">http://www.eaurmc.fr/juniors/cahiers-pedagogiques/parcours-eaux-usees.php</text:a></text:p>
          </table:table-cell>
          <table:table-cell table:style-name="ce23" office:value-type="string" calcext:value-type="string">
            <text:p>oute l'eau que nous utilisons à la maison est collectée dans le réseau d'égouts sous forme d'eaux usées.</text:p>
            <text:p>En principe, ces eaux sont collectées pour être traitées - c'est la notion d'épuration de l'eau - et deviennent, une fois nettoyées, des eaux dites « propres ». Le but de l'épuration de l'eau est de traiter suffisamment les eaux usées (sales) pour que leur rejet dans les cours d'eau ou dans la mer ne dégrade pas ces milieux naturels.</text:p>
            <text:p/>
            <text:p>Les eaux usées de nos maisons sont évacuées dans l'égout par un réseau de canalisations complexe.</text:p>
            <text:p/>
            <text:p>Les eaux de pluies sont souvent recueillies dans des canalisations spéciales.</text:p>
            <text:p/>
            <text:p>Les eaux usées de l'industrie sont le plus souvent dépolluées dans l'usine même avant de rejoindre l'égout.</text:p>
            <text:p>Les installations agricoles ne sont pas raccordées à l'égout.</text:p>
            <text:p>Les maisons isolées et les villages utilisent souvent un système individuel (la fosse septique : cela nécessite donc une fosse septique par habitation), ou un assainissement autonome dit regroupé (les systèmes de lagunage).</text:p>
            <text:p/>
            <text:p/>
          </table:table-cell>
          <table:table-cell/>
        </table:table-row>
        <table:table-row table:style-name="ro16">
          <table:table-cell table:style-name="ce25" office:value-type="string" calcext:value-type="string">
            <text:p>8-Feb-2017</text:p>
          </table:table-cell>
          <table:table-cell office:value-type="string" calcext:value-type="string">
            <text:p>Le cycle de l'eau</text:p>
          </table:table-cell>
          <table:table-cell office:value-type="string" calcext:value-type="string">
            <text:p><text:a xlink:href="http://www.eaurmc.fr/juniors/cahiers-pedagogiques/cycle-eau.php" xlink:type="simple">http://www.eaurmc.fr/juniors/cahiers-pedagogiques/cycle-eau.php</text:a></text:p>
          </table:table-cell>
          <table:table-cell table:style-name="ce23" office:value-type="string" calcext:value-type="string">
            <text:p>L'eau est presque aussi ancienne que notre planète : elle est apparue il y a 3 ou 4 milliards d'années. Depuis, son volume est resté globalement stable. C'est toujours la même eau qui circule et se transforme en permanence à travers le cycle de l'eau.</text:p>
            <text:p/>
            <text:p>L'eau recouvre 72% des 509 millions de km2 de la surface du globe. On estime son volume a environ 1,4 milliards de milliards de litres d'eau !</text:p>
            <text:p/>
            <text:p>L'eau de la planète bleue se répartit de la manière suivante :</text:p>
            <text:p/>
            <text:p>    97,20% : eaux salées</text:p>
            <text:p>    2,15% : glaces polaires</text:p>
            <text:p>    0,63% : eaux souterraines</text:p>
            <text:p>    0,019% : eaux de surface (lacs, fleuves, et rivières)</text:p>
            <text:p>    0,001% : eaux dans l'atmosphère</text:p>
            <text:p/>
            <text:p/>
          </table:table-cell>
          <table:table-cell/>
        </table:table-row>
        <table:table-row table:style-name="ro17">
          <table:table-cell table:style-name="ce25" office:value-type="string" calcext:value-type="string">
            <text:p>8-Feb-2017</text:p>
          </table:table-cell>
          <table:table-cell office:value-type="string" calcext:value-type="string">
            <text:p>Réseau d'égouts</text:p>
          </table:table-cell>
          <table:table-cell office:value-type="string" calcext:value-type="string">
            <text:p><text:a xlink:href="http://www.ceriu.qc.ca/secteurs/reseau-egouts" xlink:type="simple">http://www.ceriu.qc.ca/secteurs/reseau-egouts</text:a></text:p>
          </table:table-cell>
          <table:table-cell table:style-name="ce23" office:value-type="string" calcext:value-type="string">
            <text:p>Un système d’assainissement comprend :</text:p>
            <text:p/>
            <text:p>    Un système de collecte des eaux usées qui intègre un réseau d’égout sanitaire avec des regards, des conduites qui captent et acheminent les eaux usées, des stations de relevage ou de pompage, l’usine d’épuration et un émissaire qui renvoie l’eau traitée au cours d’eau naturel.</text:p>
            <text:p>    Un système de drainage des eaux pluviales comprend un réseau de collecte des eaux de ruissellement, des stations de relevage ou de pompage et un ou plusieurs émissaires.</text:p>
            <text:p/>
            <text:p/>
            <text:p>Une conduite doit être caractérisée selon le type d’eau qu’elle véhicule, soit :</text:p>
            <text:p/>
            <text:p>    Conduite sanitaire : recevant uniquement les eaux usées d’origine domestique, industrielle, commerciale et institutionnelle (ICI)</text:p>
            <text:p>    Conduite pluviale : recevant uniquement les eaux de ruissellement provenant des bâtiments, des terrains et des rues</text:p>
            <text:p>    Conduite unitaire : recevant des eaux usées et des eaux pluviales (aussi appelée égout combiné)</text:p>
            <text:p>    Conduite pseudo-séparatif : conduite sanitaire qui reçoit aussi de l'eau pluviale provenant des bâtiments</text:p>
            <text:p/>
            <text:p>réseau d'assainissement soit séparatif, c'est-à-dire que les eaux de ruissellement soient collectées dans un égout pluvial et les eaux usées dans un égout sanitaire. Ce système a l’avantage d'éviter les risques de débordement des eaux usées dans le milieu naturel. Il permet également de mieux maîtriser le flux d’eau et sa concentration en pollution et de mieux adapter la capacité des stations d'épuration. </text:p>
            <text:p/>
            <text:p>Le développement de nouvelles zones urbaines contribue à l’augmentation des surfaces imperméables et, par conséquent, à l’augmentation des eaux de ruissellement canalisées. Ainsi, les débits de pointe sont beaucoup plus importants ce qui occasionne des problèmes d’érosion.  </text:p>
            <text:p/>
            <text:p>lors du développement du territoire, il est recommandé de tenter de préserver ou de reproduire le mieux possible, par l’utilisation de techniques de gestion des eaux pluviales, les conditions hydrologiques qui existaient avant l’urbanisation.</text:p>
          </table:table-cell>
          <table:table-cell/>
        </table:table-row>
        <table:table-row table:style-name="ro13">
          <table:table-cell table:style-name="ce25" office:value-type="string" calcext:value-type="string">
            <text:p>8-Feb-2017</text:p>
          </table:table-cell>
          <table:table-cell office:value-type="string" calcext:value-type="string">
            <text:p>Singapour – Lettres d'une cité-monde</text:p>
          </table:table-cell>
          <table:table-cell office:value-type="string" calcext:value-type="string">
            <text:p><text:a xlink:href="http://singapour.blog.lemonde.fr/category/non-classe/urbanisme/" xlink:type="simple">http://singapour.blog.lemonde.fr/category/non-classe/urbanisme/</text:a></text:p>
          </table:table-cell>
          <table:table-cell table:number-columns-repeated="2"/>
        </table:table-row>
        <table:table-row table:style-name="ro18">
          <table:table-cell table:style-name="ce25" office:value-type="string" calcext:value-type="string">
            <text:p>8-Feb-2017</text:p>
          </table:table-cell>
          <table:table-cell office:value-type="string" calcext:value-type="string">
            <text:p>Singapour – Car-free zones</text:p>
          </table:table-cell>
          <table:table-cell office:value-type="string" calcext:value-type="string">
            <text:p><text:a xlink:href="https://www.ura.gov.sg/ms/carfreezones?utm_campaign=&amp;utm_source=UOL&amp;utm_medium=featuredcarousel" xlink:type="simple">https://www.ura.gov.sg/ms/carfreezones?utm_campaign=&amp;utm_source=UOL&amp;utm_medium=featuredcarousel</text:a></text:p>
          </table:table-cell>
          <table:table-cell table:style-name="ce23" office:value-type="string" calcext:value-type="string">
            <text:p>Car-free zones are temporary street closures when roads are turned into active public spaces that bring the community and stakeholders together through events and activities. <text:s/>These car-free zones could be one-off or on a regular basis </text:p>
          </table:table-cell>
          <table:table-cell/>
        </table:table-row>
        <table:table-row table:style-name="ro15">
          <table:table-cell table:style-name="ce25" office:value-type="string" calcext:value-type="string">
            <text:p>8-Feb-2017</text:p>
          </table:table-cell>
          <table:table-cell table:style-name="ce21" office:value-type="string" calcext:value-type="string">
            <text:p>How-singapore-makes-biodiversity-important-part-urban-life</text:p>
          </table:table-cell>
          <table:table-cell office:value-type="string" calcext:value-type="string">
            <text:p>http://citiscope.org/story/2015/how-singapore-makes-biodiversity-important-part-urban-life</text:p>
          </table:table-cell>
          <table:table-cell table:style-name="ce23" office:value-type="string" calcext:value-type="string">
            <text:p> establishing connections between built-up urban environments and nature. Add up the forest preserves, undeveloped scrublands and the manicured street trees in developed areas, and half of Singapore’s 716 square kilometers (276 square miles) is under some sort of green cover</text:p>
            <text:p/>
            <text:p>biodiversity doesn’t exist only in protected areas,” says Lena Chan, director of the Nparks</text:p>
            <text:p/>
            <text:p>then-Prime Minister Lee Kuan Yew planted a sapling in a traffic roundabout</text:p>
            <text:p>a tree-planting campaign that lined major avenues and quiet residential streets with thick green Rain and Angsana trees, as well as Mempats with their spectacular pink blooms.</text:p>
            <text:p/>
            <text:p> Lee argued that creating a garden-city image would convince visitors and investors that Singapore, emerging from colonial rule, was a well-governed place subject to the rule of law.</text:p>
            <text:p/>
            <text:p>Planting trees island-wide also countered an inequity of British rule, when only wealthy areas enjoyed gardens.</text:p>
            <text:p/>
            <text:p>You can’t save what you don’t measure =&gt; surveys</text:p>
          </table:table-cell>
          <table:table-cell/>
        </table:table-row>
        <table:table-row table:style-name="ro13">
          <table:table-cell table:style-name="ce25" office:value-type="string" calcext:value-type="string">
            <text:p>8-Feb-2017</text:p>
          </table:table-cell>
          <table:table-cell office:value-type="string" calcext:value-type="string">
            <text:p>Singapour guidelines_development-control_street-naming</text:p>
          </table:table-cell>
          <table:table-cell office:value-type="string" calcext:value-type="string">
            <text:p><text:a xlink:href="https://www.ura.gov.sg/uol/guidelines/development-control/street-naming" xlink:type="simple">https://www.ura.gov.sg/uol/guidelines/development-control/street-naming</text:a></text:p>
          </table:table-cell>
          <table:table-cell table:number-columns-repeated="2"/>
        </table:table-row>
        <table:table-row table:style-name="ro19">
          <table:table-cell table:style-name="ce25" office:value-type="string" calcext:value-type="string">
            <text:p>8-Feb-2017</text:p>
          </table:table-cell>
          <table:table-cell office:value-type="string" calcext:value-type="string">
            <text:p>Bike-friendly cities : </text:p>
          </table:table-cell>
          <table:table-cell office:value-type="string" calcext:value-type="string">
            <text:p><text:a xlink:href="http://mentalfloss.com/article/76848/15-worlds-most-bike-friendly-cities" xlink:type="simple">http://mentalfloss.com/article/76848/15-worlds-most-bike-friendly-cities</text:a></text:p>
          </table:table-cell>
          <table:table-cell table:style-name="ce23" office:value-type="string" calcext:value-type="string">
            <text:p>1. COPENHAGEN, DENMARK </text:p>
            <text:p>2.  AMSTERDAM, NETHERLANDS </text:p>
            <text:p>3. PORTLAND, OREGON </text:p>
            <text:p>4. BOULDER, COLORADO</text:p>
            <text:p>5. MONTREAL, CANADA </text:p>
            <text:p>6. TOKYO, JAPAN </text:p>
            <text:p>7. RIO DE JANIERO, BRAZIL </text:p>
            <text:p>8. STRASBOURG, FRANCE </text:p>
            <text:p>12. PARIS, FRANCE </text:p>
            <text:p/>
            <text:p>Copenhagen : a “Cycle Super Highway” which connects the city to the town of Albertslund with plenty of amenities along the way, like air pumps, safer intersections, and traffic lights timed to average cycling speed to minimize stopping.</text:p>
          </table:table-cell>
          <table:table-cell/>
        </table:table-row>
        <table:table-row table:style-name="ro13">
          <table:table-cell table:style-name="ce25" office:value-type="string" calcext:value-type="string">
            <text:p>8-Feb-2017</text:p>
          </table:table-cell>
          <table:table-cell office:value-type="string" calcext:value-type="string">
            <text:p>Bikeways Berlin : no interaction with car trafic</text:p>
          </table:table-cell>
          <table:table-cell office:value-type="string" calcext:value-type="string">
            <text:p><text:a xlink:href="http://www.bikeways.eu/" xlink:type="simple">http://www.bikeways.eu/</text:a></text:p>
          </table:table-cell>
          <table:table-cell table:number-columns-repeated="2"/>
        </table:table-row>
        <table:table-row table:style-name="ro18">
          <table:table-cell table:style-name="ce25" office:value-type="string" calcext:value-type="string">
            <text:p>8-Feb-2017</text:p>
          </table:table-cell>
          <table:table-cell office:value-type="string" calcext:value-type="string">
            <text:p>Procedural city generation in Unity3D </text:p>
          </table:table-cell>
          <table:table-cell office:value-type="string" calcext:value-type="string">
            <text:p><text:a xlink:href="http://cybercritics-critic.blogspot.com/2015/08/procedural-city-generation-in-unity3d.html" xlink:type="simple">http://cybercritics-critic.blogspot.com/2015/08/procedural-city-generation-in-unity3d.html</text:a></text:p>
            <text:p><text:a xlink:href="http://makegamessa.com/discussion/3453/procedural-city-generation-for-unity3d" xlink:type="simple">http://makegamessa.com/discussion/3453/procedural-city-generation-for-unity3d</text:a></text:p>
          </table:table-cell>
          <table:table-cell table:number-columns-repeated="2"/>
        </table:table-row>
        <table:table-row table:style-name="ro1">
          <table:table-cell table:style-name="ce26" office:value-type="string" calcext:value-type="string">
            <text:p>9-Feb-2017</text:p>
          </table:table-cell>
          <table:table-cell office:value-type="string" calcext:value-type="string">
            <text:p>Unite Europe 2016 - Optimizing Mobile Applications</text:p>
          </table:table-cell>
          <table:table-cell office:value-type="string" calcext:value-type="string">
            <text:p><text:a xlink:href="https://www.youtube.com/watch?v=j4YAY36xjwE" xlink:type="simple">https://www.youtube.com/watch?v=j4YAY36xjwE</text:a></text:p>
          </table:table-cell>
          <table:table-cell table:number-columns-repeated="2"/>
        </table:table-row>
        <table:table-row table:style-name="ro1">
          <table:table-cell table:style-name="ce17" office:value-type="string" calcext:value-type="string">
            <text:p>10-Feb-2017</text:p>
          </table:table-cell>
          <table:table-cell office:value-type="string" calcext:value-type="string">
            <text:p>Character Creation (E07: Unity character controller) </text:p>
          </table:table-cell>
          <table:table-cell office:value-type="string" calcext:value-type="string">
            <text:p><text:a xlink:href="https://www.youtube.com/watch?v=ZwD1UHNCzOc&amp;index=7&amp;list=PLFt_AvWsXl0djuNM22htmz3BUtHHtOh7v" xlink:type="simple">https://www.youtube.com/watch?v=ZwD1UHNCzOc&amp;index=7&amp;list=PLFt_AvWsXl0djuNM22htmz3BUtHHtOh7v</text:a></text:p>
          </table:table-cell>
          <table:table-cell table:number-columns-repeated="2"/>
        </table:table-row>
        <table:table-row table:style-name="ro13">
          <table:table-cell office:value-type="string" calcext:value-type="string">
            <text:p>13-Feb-2017</text:p>
          </table:table-cell>
          <table:table-cell office:value-type="string" calcext:value-type="string">
            <text:p>Vision model – Demo (Pettré J)</text:p>
          </table:table-cell>
          <table:table-cell office:value-type="string" calcext:value-type="string">
            <text:p><text:a xlink:href="https://www.youtube.com/watch?v=586qhaDwr24" xlink:type="simple">https://www.youtube.com/watch?v=586qhaDwr24</text:a></text:p>
          </table:table-cell>
          <table:table-cell table:number-columns-repeated="2"/>
        </table:table-row>
        <table:table-row table:style-name="ro13">
          <table:table-cell office:value-type="string" calcext:value-type="string">
            <text:p>13-Feb-2017</text:p>
          </table:table-cell>
          <table:table-cell office:value-type="string" calcext:value-type="string">
            <text:p>WarpDriver: context-aware probabilistic motion prediction for crowd simulation </text:p>
          </table:table-cell>
          <table:table-cell office:value-type="string" calcext:value-type="string">
            <text:p><text:a xlink:href="https://www.youtube.com/watch?v=WPPrIz39wQk" xlink:type="simple">https://www.youtube.com/watch?v=WPPrIz39wQk</text:a></text:p>
          </table:table-cell>
          <table:table-cell table:number-columns-repeated="2"/>
        </table:table-row>
        <table:table-row table:style-name="ro13">
          <table:table-cell office:value-type="string" calcext:value-type="string">
            <text:p>13-Feb-2017</text:p>
          </table:table-cell>
          <table:table-cell office:value-type="string" calcext:value-type="string">
            <text:p>Group Modeling: A Unified Velocity-Based Approach </text:p>
          </table:table-cell>
          <table:table-cell office:value-type="string" calcext:value-type="string">
            <text:p><text:a xlink:href="https://www.youtube.com/watch?v=x-jvseZDudU" xlink:type="simple">https://www.youtube.com/watch?v=x-jvseZDudU</text:a></text:p>
          </table:table-cell>
          <table:table-cell table:number-columns-repeated="2"/>
        </table:table-row>
        <table:table-row table:style-name="ro13">
          <table:table-cell office:value-type="string" calcext:value-type="string">
            <text:p>13-Feb-2017</text:p>
          </table:table-cell>
          <table:table-cell office:value-type="string" calcext:value-type="string">
            <text:p>Crowd Sculpting: A space-time sculpting method for populating virtual environments </text:p>
          </table:table-cell>
          <table:table-cell office:value-type="string" calcext:value-type="string">
            <text:p><text:a xlink:href="https://www.youtube.com/watch?v=2BpOdiYkZS4" xlink:type="simple">https://www.youtube.com/watch?v=2BpOdiYkZS4</text:a></text:p>
          </table:table-cell>
          <table:table-cell table:number-columns-repeated="2"/>
        </table:table-row>
        <table:table-row table:style-name="ro13">
          <table:table-cell office:value-type="string" calcext:value-type="string">
            <text:p>13-Feb-2017</text:p>
          </table:table-cell>
          <table:table-cell office:value-type="string" calcext:value-type="string">
            <text:p>Immerstar (VA) : platform de simulation de la foule</text:p>
          </table:table-cell>
          <table:table-cell office:value-type="string" calcext:value-type="string">
            <text:p><text:a xlink:href="https://www.youtube.com/watch?v=5lQGyHIj45U&amp;list=PLdDNx9aUPQ3SISTr8Ub9iXEMb5pQRdPea" xlink:type="simple">https://www.youtube.com/watch?v=5lQGyHIj45U&amp;list=PLdDNx9aUPQ3SISTr8Ub9iXEMb5pQRdPea</text:a></text:p>
          </table:table-cell>
          <table:table-cell table:number-columns-repeated="2"/>
        </table:table-row>
        <table:table-row table:style-name="ro13">
          <table:table-cell office:value-type="string" calcext:value-type="string">
            <text:p>13-Feb-2017</text:p>
          </table:table-cell>
          <table:table-cell office:value-type="string" calcext:value-type="string">
            <text:p>Crowd Patches</text:p>
          </table:table-cell>
          <table:table-cell office:value-type="string" calcext:value-type="string">
            <text:p><text:a xlink:href="https://www.youtube.com/watch?v=izpDycB488I&amp;list=PLdDNx9aUPQ3SISTr8Ub9iXEMb5pQRdPea&amp;index=3" xlink:type="simple">https://www.youtube.com/watch?v=izpDycB488I&amp;list=PLdDNx9aUPQ3SISTr8Ub9iXEMb5pQRdPea&amp;index=3</text:a></text:p>
          </table:table-cell>
          <table:table-cell table:number-columns-repeated="2"/>
        </table:table-row>
        <table:table-row table:style-name="ro13">
          <table:table-cell office:value-type="string" calcext:value-type="string">
            <text:p>13-Feb-2017</text:p>
          </table:table-cell>
          <table:table-cell office:value-type="string" calcext:value-type="string">
            <text:p><text:s/>Le trafic est une affaire de management </text:p>
          </table:table-cell>
          <table:table-cell office:value-type="string" calcext:value-type="string">
            <text:p><text:a xlink:href="http://cities-skylines-france.blogspot.com/2015/05/le-trafic-est-une-affaire-de-management.html" xlink:type="simple">http://cities-skylines-france.blogspot.com/2015/05/le-trafic-est-une-affaire-de-management.html</text:a></text:p>
          </table:table-cell>
          <table:table-cell table:number-columns-repeated="2"/>
        </table:table-row>
        <table:table-row table:style-name="ro13">
          <table:table-cell office:value-type="string" calcext:value-type="string">
            <text:p>13-Feb-2017</text:p>
          </table:table-cell>
          <table:table-cell office:value-type="string" calcext:value-type="string">
            <text:p>Game Design Deep Dive: Traffic systems in Cities: Skylines</text:p>
          </table:table-cell>
          <table:table-cell office:value-type="string" calcext:value-type="string">
            <text:p><text:a xlink:href="http://www.gamasutra.com/view/news/239534/Game_Design_Deep_Dive_Traffic_systems_in_Cities_Skylines.php" xlink:type="simple">http://www.gamasutra.com/view/news/239534/Game_Design_Deep_Dive_Traffic_systems_in_Cities_Skylines.php</text:a></text:p>
          </table:table-cell>
          <table:table-cell table:number-columns-repeated="2"/>
        </table:table-row>
        <table:table-row table:style-name="ro13">
          <table:table-cell office:value-type="string" calcext:value-type="string">
            <text:p>13-Feb-2017</text:p>
          </table:table-cell>
          <table:table-cell office:value-type="string" calcext:value-type="string">
            <text:p>Creating a 3D City in Unity 5</text:p>
          </table:table-cell>
          <table:table-cell office:value-type="string" calcext:value-type="string">
            <text:p><text:a xlink:href="https://gamedevelopment.tutsplus.com/tutorials/creating-a-3d-city-in-unity-5--cms-26096" xlink:type="simple">https://gamedevelopment.tutsplus.com/tutorials/creating-a-3d-city-in-unity-5--cms-26096</text:a></text:p>
          </table:table-cell>
          <table:table-cell table:number-columns-repeated="2"/>
        </table:table-row>
        <table:table-row table:style-name="ro13">
          <table:table-cell office:value-type="string" calcext:value-type="string">
            <text:p>13-Feb-2017</text:p>
          </table:table-cell>
          <table:table-cell office:value-type="string" calcext:value-type="string">
            <text:p>Project Demo</text:p>
          </table:table-cell>
          <table:table-cell office:value-type="string" calcext:value-type="string">
            <text:p><text:a xlink:href="http://addcomponent.com/unity-3d-fundamentals/" xlink:type="simple">http://addcomponent.com/unity-3d-fundamentals/</text:a></text:p>
          </table:table-cell>
          <table:table-cell table:number-columns-repeated="2"/>
        </table:table-row>
        <table:table-row table:style-name="ro1">
          <table:table-cell office:value-type="string" calcext:value-type="string">
            <text:p>13-Feb-2017</text:p>
          </table:table-cell>
          <table:table-cell office:value-type="string" calcext:value-type="string">
            <text:p>Mixamo and unity mecanim</text:p>
          </table:table-cell>
          <table:table-cell office:value-type="string" calcext:value-type="string">
            <text:p><text:a xlink:href="https://www.mixamo.com/" xlink:type="simple">https://www.mixamo.com/</text:a></text:p>
          </table:table-cell>
          <table:table-cell table:number-columns-repeated="2"/>
        </table:table-row>
        <table:table-row table:style-name="ro1">
          <table:table-cell table:style-name="ce27" office:value-type="string" calcext:value-type="string">
            <text:p>18-Feb-2017</text:p>
          </table:table-cell>
          <table:table-cell office:value-type="string" calcext:value-type="string">
            <text:p>Unity3d Bicycle </text:p>
          </table:table-cell>
          <table:table-cell office:value-type="string" calcext:value-type="string">
            <text:p><text:a xlink:href="https://www.youtube.com/watch?v=_UEwYvumyFc" xlink:type="simple">https://www.youtube.com/watch?v=_UEwYvumyFc</text:a></text:p>
          </table:table-cell>
          <table:table-cell table:number-columns-repeated="2"/>
        </table:table-row>
        <table:table-row table:style-name="ro13">
          <table:table-cell table:style-name="ce27" office:value-type="string" calcext:value-type="string">
            <text:p>18-Feb-2017</text:p>
          </table:table-cell>
          <table:table-cell office:value-type="string" calcext:value-type="string">
            <text:p>MVP Microsoft Unity</text:p>
          </table:table-cell>
          <table:table-cell office:value-type="string" calcext:value-type="string">
            <text:p><text:a xlink:href="https://alastaira.wordpress.com/2013/07/24/using-free-mocap-data-for-game-character-animation-in-unity/" xlink:type="simple">https://alastaira.wordpress.com/2013/07/24/using-free-mocap-data-for-game-character-animation-in-unity/</text:a></text:p>
          </table:table-cell>
          <table:table-cell table:number-columns-repeated="2"/>
        </table:table-row>
        <table:table-row table:style-name="ro1">
          <table:table-cell table:style-name="ce27" office:value-type="string" calcext:value-type="string">
            <text:p>18-Feb-2017</text:p>
          </table:table-cell>
          <table:table-cell office:value-type="string" calcext:value-type="string">
            <text:p>OpenGL Blender Problem</text:p>
          </table:table-cell>
          <table:table-cell office:value-type="string" calcext:value-type="string">
            <text:p><text:a xlink:href="https://www.youtube.com/watch?v=rSqscg1_sEk" xlink:type="simple">https://www.youtube.com/watch?v=rSqscg1_sEk</text:a></text:p>
          </table:table-cell>
          <table:table-cell table:number-columns-repeated="2"/>
        </table:table-row>
        <table:table-row table:style-name="ro13">
          <table:table-cell office:value-type="string" calcext:value-type="string">
            <text:p>20-Feb-2017</text:p>
          </table:table-cell>
          <table:table-cell office:value-type="string" calcext:value-type="string">
            <text:p>Body Visualizer</text:p>
          </table:table-cell>
          <table:table-cell office:value-type="string" calcext:value-type="string">
            <text:p><text:a xlink:href="http://bodyvisualizer.com/" xlink:type="simple">http://bodyvisualizer.com/</text:a></text:p>
          </table:table-cell>
          <table:table-cell table:number-columns-repeated="2"/>
        </table:table-row>
        <table:table-row table:style-name="ro1">
          <table:table-cell office:value-type="string" calcext:value-type="string">
            <text:p>20-Feb-2017</text:p>
          </table:table-cell>
          <table:table-cell office:value-type="string" calcext:value-type="string">
            <text:p>Github keijiro 2014</text:p>
          </table:table-cell>
          <table:table-cell office:value-type="string" calcext:value-type="string">
            <text:p><text:a xlink:href="https://github.com/keijiro/unity-crowd-simulation" xlink:type="simple">https://github.com/keijiro/unity-crowd-simulation</text:a></text:p>
          </table:table-cell>
          <table:table-cell table:number-columns-repeated="2"/>
        </table:table-row>
        <table:table-row table:style-name="ro13">
          <table:table-cell office:value-type="string" calcext:value-type="string">
            <text:p>20-Feb-2017</text:p>
          </table:table-cell>
          <table:table-cell office:value-type="string" calcext:value-type="string">
            <text:p>Procedural river or road generation for infinite terrain</text:p>
          </table:table-cell>
          <table:table-cell office:value-type="string" calcext:value-type="string">
            <text:p><text:a xlink:href="http://gamedev.stackexchange.com/questions/59314/procedural-river-or-road-generation-for-infinite-terrain?rq=1" xlink:type="simple">http://gamedev.stackexchange.com/questions/59314/procedural-river-or-road-generation-for-infinite-terrain?rq=1</text:a></text:p>
          </table:table-cell>
          <table:table-cell table:number-columns-repeated="2"/>
        </table:table-row>
        <table:table-row table:style-name="ro6">
          <table:table-cell office:value-type="string" calcext:value-type="string">
            <text:p>20-Feb-2017</text:p>
          </table:table-cell>
          <table:table-cell office:value-type="string" calcext:value-type="string">
            <text:p>Input format for 3D printer</text:p>
          </table:table-cell>
          <table:table-cell office:value-type="string" calcext:value-type="string">
            <text:p><text:a xlink:href="https://3dprint.nih.gov/faqs/1781" xlink:type="simple">https://3dprint.nih.gov/faqs/1781</text:a></text:p>
          </table:table-cell>
          <table:table-cell office:value-type="string" calcext:value-type="string">
            <text:p>The most common and universal file formats for 3D printing are STL and VRML </text:p>
            <text:p>STL stands for “stereolithography” – it is a 3D rendering that contains only a single color.</text:p>
            <text:p>VRML (“vermal”, .WRL file extension) stands for “Virtual Reality Modeling Language” – it is a newer digital 3D file type that also includes color</text:p>
            <text:p>Another file format input for 3D printers in GCode. This file contains detailed instructions for a 3D printer to follow for each slice</text:p>
          </table:table-cell>
          <table:table-cell office:value-type="string" calcext:value-type="string">
            <text:p><text:s/></text:p>
          </table:table-cell>
        </table:table-row>
        <table:table-row table:style-name="ro1">
          <table:table-cell office:value-type="string" calcext:value-type="string">
            <text:p>23-Feb-2017</text:p>
          </table:table-cell>
          <table:table-cell office:value-type="string" calcext:value-type="string">
            <text:p>Procedural City Generation</text:p>
          </table:table-cell>
          <table:table-cell office:value-type="string" calcext:value-type="string">
            <text:p><text:a xlink:href="http://www.tmwhere.com/city_generation.html" xlink:type="simple">http://www.tmwhere.com/city_generation.html</text: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08:51:53.599108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o Raoel</meta:initial-creator>
    <meta:creation-date>2017-01-02T22:41:09.532706692</meta:creation-date>
    <dc:date>2017-02-23T08:53:46.819300268</dc:date>
    <dc:creator>Rivo Raoel</dc:creator>
    <meta:editing-duration>P1DT22H12M46S</meta:editing-duration>
    <meta:editing-cycles>172</meta:editing-cycles>
    <meta:generator>LibreOffice/4.2.8.2$Linux_x86 LibreOffice_project/420m0$Build-2</meta:generator>
    <meta:document-statistic meta:table-count="2" meta:cell-count="521" meta:object-count="0"/>
  </office:meta>
</office:document-meta>
</file>